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7pt" svg:height="255.23pt" svg:x="301.58pt" svg:y="38.41pt">
            <loext:p draw:notify-on-update-of-ranges="EnergyVals.A1:EnergyVals.A251 EnergyVals.B1:EnergyVals.B251 EnergyVals.C1:EnergyVals.C251 EnergyVals.D1:EnergyVals.D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276175465" calcext:value-type="float">
            <text:p>10.7276175465</text:p>
          </table:table-cell>
          <table:table-cell table:number-columns-repeated="2" office:value-type="float" office:value="5.36380877323" calcext:value-type="float">
            <text:p>5.363808773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.7276175773" calcext:value-type="float">
            <text:p>10.7276175773</text:p>
          </table:table-cell>
          <table:table-cell table:number-columns-repeated="2" office:value-type="float" office:value="5.36380878864" calcext:value-type="float">
            <text:p>5.3638087886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.72761761" calcext:value-type="float">
            <text:p>10.72761761</text:p>
          </table:table-cell>
          <table:table-cell table:number-columns-repeated="2" office:value-type="float" office:value="5.36380880501" calcext:value-type="float">
            <text:p>5.363808805</text:p>
          </table:table-cell>
          <table:table-cell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.727617644" calcext:value-type="float">
            <text:p>10.727617644</text:p>
          </table:table-cell>
          <table:table-cell table:number-columns-repeated="2" office:value-type="float" office:value="5.36380882201" calcext:value-type="float">
            <text:p>5.363808822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.7276176812" calcext:value-type="float">
            <text:p>10.7276176812</text:p>
          </table:table-cell>
          <table:table-cell table:number-columns-repeated="2" office:value-type="float" office:value="5.36380884059" calcext:value-type="float">
            <text:p>5.3638088406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.7276177196" calcext:value-type="float">
            <text:p>10.7276177196</text:p>
          </table:table-cell>
          <table:table-cell table:number-columns-repeated="2" office:value-type="float" office:value="5.36380885978" calcext:value-type="float">
            <text:p>5.3638088598</text:p>
          </table:table-cell>
          <table:table-cell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.7276177584" calcext:value-type="float">
            <text:p>10.7276177584</text:p>
          </table:table-cell>
          <table:table-cell table:number-columns-repeated="2" office:value-type="float" office:value="5.36380887922" calcext:value-type="float">
            <text:p>5.3638088792</text:p>
          </table:table-cell>
          <table:table-cell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0.7276177974" calcext:value-type="float">
            <text:p>10.7276177974</text:p>
          </table:table-cell>
          <table:table-cell table:number-columns-repeated="2" office:value-type="float" office:value="5.36380889871" calcext:value-type="float">
            <text:p>5.3638088987</text:p>
          </table:table-cell>
          <table:table-cell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.7276178367" calcext:value-type="float">
            <text:p>10.7276178367</text:p>
          </table:table-cell>
          <table:table-cell table:number-columns-repeated="2" office:value-type="float" office:value="5.36380891837" calcext:value-type="float">
            <text:p>5.3638089184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0.7276178776" calcext:value-type="float">
            <text:p>10.7276178776</text:p>
          </table:table-cell>
          <table:table-cell table:number-columns-repeated="2" office:value-type="float" office:value="5.36380893881" calcext:value-type="float">
            <text:p>5.3638089388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.7276179196" calcext:value-type="float">
            <text:p>10.7276179196</text:p>
          </table:table-cell>
          <table:table-cell table:number-columns-repeated="2" office:value-type="float" office:value="5.36380895982" calcext:value-type="float">
            <text:p>5.3638089598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0.7276179622" calcext:value-type="float">
            <text:p>10.7276179622</text:p>
          </table:table-cell>
          <table:table-cell table:number-columns-repeated="2" office:value-type="float" office:value="5.36380898109" calcext:value-type="float">
            <text:p>5.3638089811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0.7276180054" calcext:value-type="float">
            <text:p>10.7276180054</text:p>
          </table:table-cell>
          <table:table-cell table:number-columns-repeated="2" office:value-type="float" office:value="5.36380900268" calcext:value-type="float">
            <text:p>5.3638090027</text:p>
          </table:table-cell>
          <table:table-cell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0.7276180492" calcext:value-type="float">
            <text:p>10.7276180492</text:p>
          </table:table-cell>
          <table:table-cell table:number-columns-repeated="2" office:value-type="float" office:value="5.36380902462" calcext:value-type="float">
            <text:p>5.3638090246</text:p>
          </table:table-cell>
          <table:table-cell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0.7276180923" calcext:value-type="float">
            <text:p>10.7276180923</text:p>
          </table:table-cell>
          <table:table-cell table:number-columns-repeated="2" office:value-type="float" office:value="5.36380904614" calcext:value-type="float">
            <text:p>5.3638090461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0.7276181358" calcext:value-type="float">
            <text:p>10.7276181358</text:p>
          </table:table-cell>
          <table:table-cell table:number-columns-repeated="2" office:value-type="float" office:value="5.36380906789" calcext:value-type="float">
            <text:p>5.3638090679</text:p>
          </table:table-cell>
          <table:table-cell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.7276181799" calcext:value-type="float">
            <text:p>10.7276181799</text:p>
          </table:table-cell>
          <table:table-cell table:number-columns-repeated="2" office:value-type="float" office:value="5.36380908996" calcext:value-type="float">
            <text:p>5.36380909</text:p>
          </table:table-cell>
          <table:table-cell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0.7276182237" calcext:value-type="float">
            <text:p>10.7276182237</text:p>
          </table:table-cell>
          <table:table-cell table:number-columns-repeated="2" office:value-type="float" office:value="5.36380911184" calcext:value-type="float">
            <text:p>5.3638091118</text:p>
          </table:table-cell>
          <table:table-cell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0.7276182677" calcext:value-type="float">
            <text:p>10.7276182677</text:p>
          </table:table-cell>
          <table:table-cell table:number-columns-repeated="2" office:value-type="float" office:value="5.36380913385" calcext:value-type="float">
            <text:p>5.3638091339</text:p>
          </table:table-cell>
          <table:table-cell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0.7276183124" calcext:value-type="float">
            <text:p>10.7276183124</text:p>
          </table:table-cell>
          <table:table-cell table:number-columns-repeated="2" office:value-type="float" office:value="5.36380915618" calcext:value-type="float">
            <text:p>5.3638091562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.7276183579" calcext:value-type="float">
            <text:p>10.7276183579</text:p>
          </table:table-cell>
          <table:table-cell table:number-columns-repeated="2" office:value-type="float" office:value="5.36380917895" calcext:value-type="float">
            <text:p>5.363809179</text:p>
          </table:table-cell>
          <table:table-cell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0.7276184024" calcext:value-type="float">
            <text:p>10.7276184024</text:p>
          </table:table-cell>
          <table:table-cell table:number-columns-repeated="2" office:value-type="float" office:value="5.36380920121" calcext:value-type="float">
            <text:p>5.3638092012</text:p>
          </table:table-cell>
          <table:table-cell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0.7276184482" calcext:value-type="float">
            <text:p>10.7276184482</text:p>
          </table:table-cell>
          <table:table-cell table:number-columns-repeated="2" office:value-type="float" office:value="5.36380922409" calcext:value-type="float">
            <text:p>5.3638092241</text:p>
          </table:table-cell>
          <table:table-cell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0.7276184945" calcext:value-type="float">
            <text:p>10.7276184945</text:p>
          </table:table-cell>
          <table:table-cell table:number-columns-repeated="2" office:value-type="float" office:value="5.36380924726" calcext:value-type="float">
            <text:p>5.3638092473</text:p>
          </table:table-cell>
          <table:table-cell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.7276185411" calcext:value-type="float">
            <text:p>10.7276185411</text:p>
          </table:table-cell>
          <table:table-cell table:number-columns-repeated="2" office:value-type="float" office:value="5.36380927057" calcext:value-type="float">
            <text:p>5.3638092706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.7276185873" calcext:value-type="float">
            <text:p>10.7276185873</text:p>
          </table:table-cell>
          <table:table-cell table:number-columns-repeated="2" office:value-type="float" office:value="5.36380929365" calcext:value-type="float">
            <text:p>5.3638092937</text:p>
          </table:table-cell>
          <table:table-cell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.4095232579" calcext:value-type="float">
            <text:p>13.4095232579</text:p>
          </table:table-cell>
          <table:table-cell table:number-columns-repeated="2" office:value-type="float" office:value="6.70476162893" calcext:value-type="float">
            <text:p>6.7047616289</text:p>
          </table:table-cell>
          <table:table-cell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4095232969" calcext:value-type="float">
            <text:p>13.4095232969</text:p>
          </table:table-cell>
          <table:table-cell table:number-columns-repeated="2" office:value-type="float" office:value="6.70476164845" calcext:value-type="float">
            <text:p>6.7047616485</text:p>
          </table:table-cell>
          <table:table-cell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.4095233402" calcext:value-type="float">
            <text:p>13.4095233402</text:p>
          </table:table-cell>
          <table:table-cell table:number-columns-repeated="2" office:value-type="float" office:value="6.70476167009" calcext:value-type="float">
            <text:p>6.7047616701</text:p>
          </table:table-cell>
          <table:table-cell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.4095233864" calcext:value-type="float">
            <text:p>13.4095233864</text:p>
          </table:table-cell>
          <table:table-cell table:number-columns-repeated="2" office:value-type="float" office:value="6.7047616932" calcext:value-type="float">
            <text:p>6.7047616932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4095234335" calcext:value-type="float">
            <text:p>13.4095234335</text:p>
          </table:table-cell>
          <table:table-cell table:number-columns-repeated="2" office:value-type="float" office:value="6.70476171676" calcext:value-type="float">
            <text:p>6.7047617168</text:p>
          </table:table-cell>
          <table:table-cell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.4095234821" calcext:value-type="float">
            <text:p>13.4095234821</text:p>
          </table:table-cell>
          <table:table-cell table:number-columns-repeated="2" office:value-type="float" office:value="6.70476174103" calcext:value-type="float">
            <text:p>6.704761741</text:p>
          </table:table-cell>
          <table:table-cell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4095235312" calcext:value-type="float">
            <text:p>13.4095235312</text:p>
          </table:table-cell>
          <table:table-cell table:number-columns-repeated="2" office:value-type="float" office:value="6.70476176562" calcext:value-type="float">
            <text:p>6.7047617656</text:p>
          </table:table-cell>
          <table:table-cell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409523582" calcext:value-type="float">
            <text:p>13.409523582</text:p>
          </table:table-cell>
          <table:table-cell table:number-columns-repeated="2" office:value-type="float" office:value="6.70476179102" calcext:value-type="float">
            <text:p>6.704761791</text:p>
          </table:table-cell>
          <table:table-cell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.4095236323" calcext:value-type="float">
            <text:p>13.4095236323</text:p>
          </table:table-cell>
          <table:table-cell table:number-columns-repeated="2" office:value-type="float" office:value="6.70476181617" calcext:value-type="float">
            <text:p>6.7047618162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.4095236847" calcext:value-type="float">
            <text:p>13.4095236847</text:p>
          </table:table-cell>
          <table:table-cell table:number-columns-repeated="2" office:value-type="float" office:value="6.70476184233" calcext:value-type="float">
            <text:p>6.7047618423</text:p>
          </table:table-cell>
          <table:table-cell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4095237373" calcext:value-type="float">
            <text:p>13.4095237373</text:p>
          </table:table-cell>
          <table:table-cell table:number-columns-repeated="2" office:value-type="float" office:value="6.70476186867" calcext:value-type="float">
            <text:p>6.7047618687</text:p>
          </table:table-cell>
          <table:table-cell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3.4095237911" calcext:value-type="float">
            <text:p>13.4095237911</text:p>
          </table:table-cell>
          <table:table-cell table:number-columns-repeated="2" office:value-type="float" office:value="6.70476189554" calcext:value-type="float">
            <text:p>6.7047618955</text:p>
          </table:table-cell>
          <table:table-cell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.4095238452" calcext:value-type="float">
            <text:p>13.4095238452</text:p>
          </table:table-cell>
          <table:table-cell table:number-columns-repeated="2" office:value-type="float" office:value="6.70476192262" calcext:value-type="float">
            <text:p>6.7047619226</text:p>
          </table:table-cell>
          <table:table-cell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4095238997" calcext:value-type="float">
            <text:p>13.4095238997</text:p>
          </table:table-cell>
          <table:table-cell table:number-columns-repeated="2" office:value-type="float" office:value="6.70476194984" calcext:value-type="float">
            <text:p>6.704761949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.4095239543" calcext:value-type="float">
            <text:p>13.4095239543</text:p>
          </table:table-cell>
          <table:table-cell table:number-columns-repeated="2" office:value-type="float" office:value="6.70476197717" calcext:value-type="float">
            <text:p>6.7047619772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3.4095240106" calcext:value-type="float">
            <text:p>13.4095240106</text:p>
          </table:table-cell>
          <table:table-cell table:number-columns-repeated="2" office:value-type="float" office:value="6.70476200528" calcext:value-type="float">
            <text:p>6.7047620053</text:p>
          </table:table-cell>
          <table:table-cell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409524065" calcext:value-type="float">
            <text:p>13.409524065</text:p>
          </table:table-cell>
          <table:table-cell table:number-columns-repeated="2" office:value-type="float" office:value="6.70476203252" calcext:value-type="float">
            <text:p>6.7047620325</text:p>
          </table:table-cell>
          <table:table-cell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3.4095241222" calcext:value-type="float">
            <text:p>13.4095241222</text:p>
          </table:table-cell>
          <table:table-cell table:number-columns-repeated="2" office:value-type="float" office:value="6.70476206111" calcext:value-type="float">
            <text:p>6.7047620611</text:p>
          </table:table-cell>
          <table:table-cell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.4095241784" calcext:value-type="float">
            <text:p>13.4095241784</text:p>
          </table:table-cell>
          <table:table-cell table:number-columns-repeated="2" office:value-type="float" office:value="6.7047620892" calcext:value-type="float">
            <text:p>6.7047620892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409524233" calcext:value-type="float">
            <text:p>13.409524233</text:p>
          </table:table-cell>
          <table:table-cell table:number-columns-repeated="2" office:value-type="float" office:value="6.70476211652" calcext:value-type="float">
            <text:p>6.7047621165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.4095242976" calcext:value-type="float">
            <text:p>13.4095242976</text:p>
          </table:table-cell>
          <table:table-cell table:number-columns-repeated="2" office:value-type="float" office:value="6.70476214881" calcext:value-type="float">
            <text:p>6.7047621488</text:p>
          </table:table-cell>
          <table:table-cell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3.4095243535" calcext:value-type="float">
            <text:p>13.4095243535</text:p>
          </table:table-cell>
          <table:table-cell table:number-columns-repeated="2" office:value-type="float" office:value="6.70476217677" calcext:value-type="float">
            <text:p>6.7047621768</text:p>
          </table:table-cell>
          <table:table-cell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409524412" calcext:value-type="float">
            <text:p>13.409524412</text:p>
          </table:table-cell>
          <table:table-cell table:number-columns-repeated="2" office:value-type="float" office:value="6.70476220598" calcext:value-type="float">
            <text:p>6.704762206</text:p>
          </table:table-cell>
          <table:table-cell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3.4095244714" calcext:value-type="float">
            <text:p>13.4095244714</text:p>
          </table:table-cell>
          <table:table-cell table:number-columns-repeated="2" office:value-type="float" office:value="6.70476223572" calcext:value-type="float">
            <text:p>6.704762235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8239983425" calcext:value-type="float">
            <text:p>14.8239983425</text:p>
          </table:table-cell>
          <table:table-cell table:number-columns-repeated="2" office:value-type="float" office:value="7.41199917126" calcext:value-type="float">
            <text:p>7.4119991713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4.8239977616" calcext:value-type="float">
            <text:p>14.8239977616</text:p>
          </table:table-cell>
          <table:table-cell table:number-columns-repeated="2" office:value-type="float" office:value="7.4119988808" calcext:value-type="float">
            <text:p>7.4119988808</text:p>
          </table:table-cell>
          <table:table-cell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4.8239975375" calcext:value-type="float">
            <text:p>14.8239975375</text:p>
          </table:table-cell>
          <table:table-cell table:number-columns-repeated="2" office:value-type="float" office:value="7.41199876876" calcext:value-type="float">
            <text:p>7.4119987688</text:p>
          </table:table-cell>
          <table:table-cell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4.8239973852" calcext:value-type="float">
            <text:p>14.8239973852</text:p>
          </table:table-cell>
          <table:table-cell table:number-columns-repeated="2" office:value-type="float" office:value="7.41199869259" calcext:value-type="float">
            <text:p>7.4119986926</text:p>
          </table:table-cell>
          <table:table-cell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4.8239972675" calcext:value-type="float">
            <text:p>14.8239972675</text:p>
          </table:table-cell>
          <table:table-cell table:number-columns-repeated="2" office:value-type="float" office:value="7.41199863374" calcext:value-type="float">
            <text:p>7.411998633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4.8239971706" calcext:value-type="float">
            <text:p>14.8239971706</text:p>
          </table:table-cell>
          <table:table-cell table:number-columns-repeated="2" office:value-type="float" office:value="7.41199858529" calcext:value-type="float">
            <text:p>7.4119985853</text:p>
          </table:table-cell>
          <table:table-cell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4.82399709" calcext:value-type="float">
            <text:p>14.82399709</text:p>
          </table:table-cell>
          <table:table-cell table:number-columns-repeated="2" office:value-type="float" office:value="7.41199854501" calcext:value-type="float">
            <text:p>7.411998545</text:p>
          </table:table-cell>
          <table:table-cell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4.823997019" calcext:value-type="float">
            <text:p>14.823997019</text:p>
          </table:table-cell>
          <table:table-cell table:number-columns-repeated="2" office:value-type="float" office:value="7.41199850951" calcext:value-type="float">
            <text:p>7.4119985095</text:p>
          </table:table-cell>
          <table:table-cell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4.823996957" calcext:value-type="float">
            <text:p>14.823996957</text:p>
          </table:table-cell>
          <table:table-cell table:number-columns-repeated="2" office:value-type="float" office:value="7.41199847848" calcext:value-type="float">
            <text:p>7.4119984785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4.8239969025" calcext:value-type="float">
            <text:p>14.8239969025</text:p>
          </table:table-cell>
          <table:table-cell table:number-columns-repeated="2" office:value-type="float" office:value="7.41199845126" calcext:value-type="float">
            <text:p>7.411998451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.8239968519" calcext:value-type="float">
            <text:p>14.8239968519</text:p>
          </table:table-cell>
          <table:table-cell table:number-columns-repeated="2" office:value-type="float" office:value="7.41199842597" calcext:value-type="float">
            <text:p>7.411998426</text:p>
          </table:table-cell>
          <table:table-cell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.8239968079" calcext:value-type="float">
            <text:p>14.8239968079</text:p>
          </table:table-cell>
          <table:table-cell table:number-columns-repeated="2" office:value-type="float" office:value="7.41199840394" calcext:value-type="float">
            <text:p>7.4119984039</text:p>
          </table:table-cell>
          <table:table-cell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.8239967658" calcext:value-type="float">
            <text:p>14.8239967658</text:p>
          </table:table-cell>
          <table:table-cell table:number-columns-repeated="2" office:value-type="float" office:value="7.41199838292" calcext:value-type="float">
            <text:p>7.4119983829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4.8239967285" calcext:value-type="float">
            <text:p>14.8239967285</text:p>
          </table:table-cell>
          <table:table-cell table:number-columns-repeated="2" office:value-type="float" office:value="7.41199836423" calcext:value-type="float">
            <text:p>7.4119983642</text:p>
          </table:table-cell>
          <table:table-cell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4.823996692" calcext:value-type="float">
            <text:p>14.823996692</text:p>
          </table:table-cell>
          <table:table-cell table:number-columns-repeated="2" office:value-type="float" office:value="7.411998346" calcext:value-type="float">
            <text:p>7.411998346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4.8239966609" calcext:value-type="float">
            <text:p>14.8239966609</text:p>
          </table:table-cell>
          <table:table-cell table:number-columns-repeated="2" office:value-type="float" office:value="7.41199833046" calcext:value-type="float">
            <text:p>7.4119983305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.8239966323" calcext:value-type="float">
            <text:p>14.8239966323</text:p>
          </table:table-cell>
          <table:table-cell table:number-columns-repeated="2" office:value-type="float" office:value="7.41199831614" calcext:value-type="float">
            <text:p>7.4119983161</text:p>
          </table:table-cell>
          <table:table-cell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4.8239966038" calcext:value-type="float">
            <text:p>14.8239966038</text:p>
          </table:table-cell>
          <table:table-cell table:number-columns-repeated="2" office:value-type="float" office:value="7.4119983019" calcext:value-type="float">
            <text:p>7.4119983019</text:p>
          </table:table-cell>
          <table:table-cell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.8239965799" calcext:value-type="float">
            <text:p>14.8239965799</text:p>
          </table:table-cell>
          <table:table-cell table:number-columns-repeated="2" office:value-type="float" office:value="7.41199828997" calcext:value-type="float">
            <text:p>7.41199829</text:p>
          </table:table-cell>
          <table:table-cell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4.823996557" calcext:value-type="float">
            <text:p>14.823996557</text:p>
          </table:table-cell>
          <table:table-cell table:number-columns-repeated="2" office:value-type="float" office:value="7.4119982785" calcext:value-type="float">
            <text:p>7.411998278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.8239965352" calcext:value-type="float">
            <text:p>14.8239965352</text:p>
          </table:table-cell>
          <table:table-cell table:number-columns-repeated="2" office:value-type="float" office:value="7.41199826759" calcext:value-type="float">
            <text:p>7.4119982676</text:p>
          </table:table-cell>
          <table:table-cell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.8239965151" calcext:value-type="float">
            <text:p>14.8239965151</text:p>
          </table:table-cell>
          <table:table-cell table:number-columns-repeated="2" office:value-type="float" office:value="7.41199825753" calcext:value-type="float">
            <text:p>7.411998257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.8239964974" calcext:value-type="float">
            <text:p>14.8239964974</text:p>
          </table:table-cell>
          <table:table-cell table:number-columns-repeated="2" office:value-type="float" office:value="7.41199824871" calcext:value-type="float">
            <text:p>7.4119982487</text:p>
          </table:table-cell>
          <table:table-cell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4.8239964801" calcext:value-type="float">
            <text:p>14.8239964801</text:p>
          </table:table-cell>
          <table:table-cell table:number-columns-repeated="2" office:value-type="float" office:value="7.41199824004" calcext:value-type="float">
            <text:p>7.4119982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.8239964643" calcext:value-type="float">
            <text:p>14.8239964643</text:p>
          </table:table-cell>
          <table:table-cell table:number-columns-repeated="2" office:value-type="float" office:value="7.41199823217" calcext:value-type="float">
            <text:p>7.4119982322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.8239964501" calcext:value-type="float">
            <text:p>14.8239964501</text:p>
          </table:table-cell>
          <table:table-cell table:number-columns-repeated="2" office:value-type="float" office:value="7.41199822504" calcext:value-type="float">
            <text:p>7.41199822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.5994304713" calcext:value-type="float">
            <text:p>18.5994304713</text:p>
          </table:table-cell>
          <table:table-cell table:number-columns-repeated="2" office:value-type="float" office:value="9.29971523564" calcext:value-type="float">
            <text:p>9.2997152356</text:p>
          </table:table-cell>
          <table:table-cell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8.5994303774" calcext:value-type="float">
            <text:p>18.5994303774</text:p>
          </table:table-cell>
          <table:table-cell table:number-columns-repeated="2" office:value-type="float" office:value="9.29971518872" calcext:value-type="float">
            <text:p>9.2997151887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.5994303045" calcext:value-type="float">
            <text:p>18.5994303045</text:p>
          </table:table-cell>
          <table:table-cell table:number-columns-repeated="2" office:value-type="float" office:value="9.29971515225" calcext:value-type="float">
            <text:p>9.2997151523</text:p>
          </table:table-cell>
          <table:table-cell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8.599430243" calcext:value-type="float">
            <text:p>18.599430243</text:p>
          </table:table-cell>
          <table:table-cell table:number-columns-repeated="2" office:value-type="float" office:value="9.29971512148" calcext:value-type="float">
            <text:p>9.299715121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.5994301865" calcext:value-type="float">
            <text:p>18.5994301865</text:p>
          </table:table-cell>
          <table:table-cell table:number-columns-repeated="2" office:value-type="float" office:value="9.29971509323" calcext:value-type="float">
            <text:p>9.2997150932</text:p>
          </table:table-cell>
          <table:table-cell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8.5994301357" calcext:value-type="float">
            <text:p>18.5994301357</text:p>
          </table:table-cell>
          <table:table-cell table:number-columns-repeated="2" office:value-type="float" office:value="9.29971506785" calcext:value-type="float">
            <text:p>9.2997150679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.5994300879" calcext:value-type="float">
            <text:p>18.5994300879</text:p>
          </table:table-cell>
          <table:table-cell table:number-columns-repeated="2" office:value-type="float" office:value="9.29971504394" calcext:value-type="float">
            <text:p>9.2997150439</text:p>
          </table:table-cell>
          <table:table-cell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8.5994300447" calcext:value-type="float">
            <text:p>18.5994300447</text:p>
          </table:table-cell>
          <table:table-cell table:number-columns-repeated="2" office:value-type="float" office:value="9.29971502236" calcext:value-type="float">
            <text:p>9.2997150224</text:p>
          </table:table-cell>
          <table:table-cell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.5994300039" calcext:value-type="float">
            <text:p>18.5994300039</text:p>
          </table:table-cell>
          <table:table-cell table:number-columns-repeated="2" office:value-type="float" office:value="9.29971500195" calcext:value-type="float">
            <text:p>9.299715002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8.5994299648" calcext:value-type="float">
            <text:p>18.5994299648</text:p>
          </table:table-cell>
          <table:table-cell table:number-columns-repeated="2" office:value-type="float" office:value="9.2997149824" calcext:value-type="float">
            <text:p>9.2997149824</text:p>
          </table:table-cell>
          <table:table-cell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.5994299299" calcext:value-type="float">
            <text:p>18.5994299299</text:p>
          </table:table-cell>
          <table:table-cell table:number-columns-repeated="2" office:value-type="float" office:value="9.29971496496" calcext:value-type="float">
            <text:p>9.299714965</text:p>
          </table:table-cell>
          <table:table-cell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8.5994298953" calcext:value-type="float">
            <text:p>18.5994298953</text:p>
          </table:table-cell>
          <table:table-cell table:number-columns-repeated="2" office:value-type="float" office:value="9.29971494763" calcext:value-type="float">
            <text:p>9.2997149476</text:p>
          </table:table-cell>
          <table:table-cell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.5994298608" calcext:value-type="float">
            <text:p>18.5994298608</text:p>
          </table:table-cell>
          <table:table-cell table:number-columns-repeated="2" office:value-type="float" office:value="9.2997149304" calcext:value-type="float">
            <text:p>9.2997149304</text:p>
          </table:table-cell>
          <table:table-cell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8.5994298296" calcext:value-type="float">
            <text:p>18.5994298296</text:p>
          </table:table-cell>
          <table:table-cell table:number-columns-repeated="2" office:value-type="float" office:value="9.29971491481" calcext:value-type="float">
            <text:p>9.2997149148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5994298013" calcext:value-type="float">
            <text:p>18.5994298013</text:p>
          </table:table-cell>
          <table:table-cell table:number-columns-repeated="2" office:value-type="float" office:value="9.29971490067" calcext:value-type="float">
            <text:p>9.2997149007</text:p>
          </table:table-cell>
          <table:table-cell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.5994297723" calcext:value-type="float">
            <text:p>18.5994297723</text:p>
          </table:table-cell>
          <table:table-cell table:number-columns-repeated="2" office:value-type="float" office:value="9.29971488616" calcext:value-type="float">
            <text:p>9.2997148862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.5994297456" calcext:value-type="float">
            <text:p>18.5994297456</text:p>
          </table:table-cell>
          <table:table-cell table:number-columns-repeated="2" office:value-type="float" office:value="9.29971487278" calcext:value-type="float">
            <text:p>9.2997148728</text:p>
          </table:table-cell>
          <table:table-cell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8.5994297224" calcext:value-type="float">
            <text:p>18.5994297224</text:p>
          </table:table-cell>
          <table:table-cell table:number-columns-repeated="2" office:value-type="float" office:value="9.29971486119" calcext:value-type="float">
            <text:p>9.2997148612</text:p>
          </table:table-cell>
          <table:table-cell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.5994296957" calcext:value-type="float">
            <text:p>18.5994296957</text:p>
          </table:table-cell>
          <table:table-cell table:number-columns-repeated="2" office:value-type="float" office:value="9.29971484784" calcext:value-type="float">
            <text:p>9.2997148478</text:p>
          </table:table-cell>
          <table:table-cell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8.5994296705" calcext:value-type="float">
            <text:p>18.5994296705</text:p>
          </table:table-cell>
          <table:table-cell table:number-columns-repeated="2" office:value-type="float" office:value="9.29971483526" calcext:value-type="float">
            <text:p>9.2997148353</text:p>
          </table:table-cell>
          <table:table-cell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8.5994296535" calcext:value-type="float">
            <text:p>18.5994296535</text:p>
          </table:table-cell>
          <table:table-cell table:number-columns-repeated="2" office:value-type="float" office:value="9.29971482676" calcext:value-type="float">
            <text:p>9.2997148268</text:p>
          </table:table-cell>
          <table:table-cell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8.5994296315" calcext:value-type="float">
            <text:p>18.5994296315</text:p>
          </table:table-cell>
          <table:table-cell table:number-columns-repeated="2" office:value-type="float" office:value="9.29971481575" calcext:value-type="float">
            <text:p>9.2997148158</text:p>
          </table:table-cell>
          <table:table-cell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8.5994296093" calcext:value-type="float">
            <text:p>18.5994296093</text:p>
          </table:table-cell>
          <table:table-cell table:number-columns-repeated="2" office:value-type="float" office:value="9.29971480467" calcext:value-type="float">
            <text:p>9.2997148047</text:p>
          </table:table-cell>
          <table:table-cell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8.5994295911" calcext:value-type="float">
            <text:p>18.5994295911</text:p>
          </table:table-cell>
          <table:table-cell table:number-columns-repeated="2" office:value-type="float" office:value="9.29971479556" calcext:value-type="float">
            <text:p>9.29971479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3615513023" calcext:value-type="float">
            <text:p>23.3615513023</text:p>
          </table:table-cell>
          <table:table-cell table:number-columns-repeated="2" office:value-type="float" office:value="11.6807756511" calcext:value-type="float">
            <text:p>11.6807756511</text:p>
          </table:table-cell>
          <table:table-cell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3.3615511502" calcext:value-type="float">
            <text:p>23.3615511502</text:p>
          </table:table-cell>
          <table:table-cell table:number-columns-repeated="2" office:value-type="float" office:value="11.6807755751" calcext:value-type="float">
            <text:p>11.6807755751</text:p>
          </table:table-cell>
          <table:table-cell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3.3615511037" calcext:value-type="float">
            <text:p>23.3615511037</text:p>
          </table:table-cell>
          <table:table-cell table:number-columns-repeated="2" office:value-type="float" office:value="11.6807755519" calcext:value-type="float">
            <text:p>11.6807755519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3.3615510737" calcext:value-type="float">
            <text:p>23.3615510737</text:p>
          </table:table-cell>
          <table:table-cell table:number-columns-repeated="2" office:value-type="float" office:value="11.6807755369" calcext:value-type="float">
            <text:p>11.6807755369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3.3615510561" calcext:value-type="float">
            <text:p>23.3615510561</text:p>
          </table:table-cell>
          <table:table-cell table:number-columns-repeated="2" office:value-type="float" office:value="11.680775528" calcext:value-type="float">
            <text:p>11.680775528</text:p>
          </table:table-cell>
          <table:table-cell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3.361551046" calcext:value-type="float">
            <text:p>23.361551046</text:p>
          </table:table-cell>
          <table:table-cell table:number-columns-repeated="2" office:value-type="float" office:value="11.680775523" calcext:value-type="float">
            <text:p>11.680775523</text:p>
          </table:table-cell>
          <table:table-cell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3.3615510404" calcext:value-type="float">
            <text:p>23.3615510404</text:p>
          </table:table-cell>
          <table:table-cell table:number-columns-repeated="2" office:value-type="float" office:value="11.6807755202" calcext:value-type="float">
            <text:p>11.6807755202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3.3615510386" calcext:value-type="float">
            <text:p>23.3615510386</text:p>
          </table:table-cell>
          <table:table-cell table:number-columns-repeated="2" office:value-type="float" office:value="11.6807755193" calcext:value-type="float">
            <text:p>11.6807755193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3.3615510402" calcext:value-type="float">
            <text:p>23.3615510402</text:p>
          </table:table-cell>
          <table:table-cell table:number-columns-repeated="2" office:value-type="float" office:value="11.6807755201" calcext:value-type="float">
            <text:p>11.6807755201</text:p>
          </table:table-cell>
          <table:table-cell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3.3615510436" calcext:value-type="float">
            <text:p>23.3615510436</text:p>
          </table:table-cell>
          <table:table-cell table:number-columns-repeated="2" office:value-type="float" office:value="11.6807755218" calcext:value-type="float">
            <text:p>11.6807755218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3.3615510516" calcext:value-type="float">
            <text:p>23.3615510516</text:p>
          </table:table-cell>
          <table:table-cell table:number-columns-repeated="2" office:value-type="float" office:value="11.6807755258" calcext:value-type="float">
            <text:p>11.6807755258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3.3615510598" calcext:value-type="float">
            <text:p>23.3615510598</text:p>
          </table:table-cell>
          <table:table-cell table:number-columns-repeated="2" office:value-type="float" office:value="11.6807755299" calcext:value-type="float">
            <text:p>11.6807755299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3.3615510698" calcext:value-type="float">
            <text:p>23.3615510698</text:p>
          </table:table-cell>
          <table:table-cell table:number-columns-repeated="2" office:value-type="float" office:value="11.6807755349" calcext:value-type="float">
            <text:p>11.6807755349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3.3615510819" calcext:value-type="float">
            <text:p>23.3615510819</text:p>
          </table:table-cell>
          <table:table-cell table:number-columns-repeated="2" office:value-type="float" office:value="11.6807755409" calcext:value-type="float">
            <text:p>11.6807755409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3.3615510959" calcext:value-type="float">
            <text:p>23.3615510959</text:p>
          </table:table-cell>
          <table:table-cell table:number-columns-repeated="2" office:value-type="float" office:value="11.680775548" calcext:value-type="float">
            <text:p>11.680775548</text:p>
          </table:table-cell>
          <table:table-cell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3.3615511068" calcext:value-type="float">
            <text:p>23.3615511068</text:p>
          </table:table-cell>
          <table:table-cell table:number-columns-repeated="2" office:value-type="float" office:value="11.6807755534" calcext:value-type="float">
            <text:p>11.6807755534</text:p>
          </table:table-cell>
          <table:table-cell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3.36155113" calcext:value-type="float">
            <text:p>23.36155113</text:p>
          </table:table-cell>
          <table:table-cell table:number-columns-repeated="2" office:value-type="float" office:value="11.680775565" calcext:value-type="float">
            <text:p>11.680775565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3.361551142" calcext:value-type="float">
            <text:p>23.361551142</text:p>
          </table:table-cell>
          <table:table-cell table:number-columns-repeated="2" office:value-type="float" office:value="11.680775571" calcext:value-type="float">
            <text:p>11.680775571</text:p>
          </table:table-cell>
          <table:table-cell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3.3615511656" calcext:value-type="float">
            <text:p>23.3615511656</text:p>
          </table:table-cell>
          <table:table-cell table:number-columns-repeated="2" office:value-type="float" office:value="11.6807755828" calcext:value-type="float">
            <text:p>11.6807755828</text:p>
          </table:table-cell>
          <table:table-cell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3.3615511884" calcext:value-type="float">
            <text:p>23.3615511884</text:p>
          </table:table-cell>
          <table:table-cell table:number-columns-repeated="2" office:value-type="float" office:value="11.6807755942" calcext:value-type="float">
            <text:p>11.6807755942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3.3615512092" calcext:value-type="float">
            <text:p>23.3615512092</text:p>
          </table:table-cell>
          <table:table-cell table:number-columns-repeated="2" office:value-type="float" office:value="11.6807756046" calcext:value-type="float">
            <text:p>11.6807756046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3.3615512338" calcext:value-type="float">
            <text:p>23.3615512338</text:p>
          </table:table-cell>
          <table:table-cell table:number-columns-repeated="2" office:value-type="float" office:value="11.6807756169" calcext:value-type="float">
            <text:p>11.6807756169</text:p>
          </table:table-cell>
          <table:table-cell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3.3615512567" calcext:value-type="float">
            <text:p>23.3615512567</text:p>
          </table:table-cell>
          <table:table-cell table:number-columns-repeated="2" office:value-type="float" office:value="11.6807756284" calcext:value-type="float">
            <text:p>11.6807756284</text:p>
          </table:table-cell>
          <table:table-cell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3.3615512796" calcext:value-type="float">
            <text:p>23.3615512796</text:p>
          </table:table-cell>
          <table:table-cell table:number-columns-repeated="2" office:value-type="float" office:value="11.6807756398" calcext:value-type="float">
            <text:p>11.6807756398</text:p>
          </table:table-cell>
          <table:table-cell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3.3615512988" calcext:value-type="float">
            <text:p>23.3615512988</text:p>
          </table:table-cell>
          <table:table-cell table:number-columns-repeated="2" office:value-type="float" office:value="11.6807756494" calcext:value-type="float">
            <text:p>11.6807756494</text:p>
          </table:table-cell>
          <table:table-cell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3.3615513254" calcext:value-type="float">
            <text:p>23.3615513254</text:p>
          </table:table-cell>
          <table:table-cell table:number-columns-repeated="2" office:value-type="float" office:value="11.6807756627" calcext:value-type="float">
            <text:p>11.6807756627</text:p>
          </table:table-cell>
          <table:table-cell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1.666059516" calcext:value-type="float">
            <text:p>31.666059516</text:p>
          </table:table-cell>
          <table:table-cell table:number-columns-repeated="2" office:value-type="float" office:value="15.833029758" calcext:value-type="float">
            <text:p>15.833029758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1.6660592639" calcext:value-type="float">
            <text:p>31.6660592639</text:p>
          </table:table-cell>
          <table:table-cell table:number-columns-repeated="2" office:value-type="float" office:value="15.8330296319" calcext:value-type="float">
            <text:p>15.8330296319</text:p>
          </table:table-cell>
          <table:table-cell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1.6660590861" calcext:value-type="float">
            <text:p>31.6660590861</text:p>
          </table:table-cell>
          <table:table-cell table:number-columns-repeated="2" office:value-type="float" office:value="15.8330295431" calcext:value-type="float">
            <text:p>15.8330295431</text:p>
          </table:table-cell>
          <table:table-cell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31.6660589456" calcext:value-type="float">
            <text:p>31.6660589456</text:p>
          </table:table-cell>
          <table:table-cell table:number-columns-repeated="2" office:value-type="float" office:value="15.8330294728" calcext:value-type="float">
            <text:p>15.833029472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1.6660588257" calcext:value-type="float">
            <text:p>31.6660588257</text:p>
          </table:table-cell>
          <table:table-cell table:number-columns-repeated="2" office:value-type="float" office:value="15.8330294129" calcext:value-type="float">
            <text:p>15.8330294129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31.6660587202" calcext:value-type="float">
            <text:p>31.6660587202</text:p>
          </table:table-cell>
          <table:table-cell table:number-columns-repeated="2" office:value-type="float" office:value="15.8330293601" calcext:value-type="float">
            <text:p>15.8330293601</text:p>
          </table:table-cell>
          <table:table-cell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1.6660586254" calcext:value-type="float">
            <text:p>31.6660586254</text:p>
          </table:table-cell>
          <table:table-cell table:number-columns-repeated="2" office:value-type="float" office:value="15.8330293127" calcext:value-type="float">
            <text:p>15.8330293127</text:p>
          </table:table-cell>
          <table:table-cell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1.6660585446" calcext:value-type="float">
            <text:p>31.6660585446</text:p>
          </table:table-cell>
          <table:table-cell table:number-columns-repeated="2" office:value-type="float" office:value="15.8330292723" calcext:value-type="float">
            <text:p>15.8330292723</text:p>
          </table:table-cell>
          <table:table-cell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31.6660584663" calcext:value-type="float">
            <text:p>31.6660584663</text:p>
          </table:table-cell>
          <table:table-cell table:number-columns-repeated="2" office:value-type="float" office:value="15.8330292331" calcext:value-type="float">
            <text:p>15.8330292331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31.6660583972" calcext:value-type="float">
            <text:p>31.6660583972</text:p>
          </table:table-cell>
          <table:table-cell table:number-columns-repeated="2" office:value-type="float" office:value="15.8330291986" calcext:value-type="float">
            <text:p>15.8330291986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1.6660583289" calcext:value-type="float">
            <text:p>31.6660583289</text:p>
          </table:table-cell>
          <table:table-cell table:number-columns-repeated="2" office:value-type="float" office:value="15.8330291644" calcext:value-type="float">
            <text:p>15.8330291644</text:p>
          </table:table-cell>
          <table:table-cell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31.6660582655" calcext:value-type="float">
            <text:p>31.6660582655</text:p>
          </table:table-cell>
          <table:table-cell table:number-columns-repeated="2" office:value-type="float" office:value="15.8330291328" calcext:value-type="float">
            <text:p>15.8330291328</text:p>
          </table:table-cell>
          <table:table-cell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31.6660582064" calcext:value-type="float">
            <text:p>31.6660582064</text:p>
          </table:table-cell>
          <table:table-cell table:number-columns-repeated="2" office:value-type="float" office:value="15.8330291032" calcext:value-type="float">
            <text:p>15.8330291032</text:p>
          </table:table-cell>
          <table:table-cell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31.6660581504" calcext:value-type="float">
            <text:p>31.6660581504</text:p>
          </table:table-cell>
          <table:table-cell table:number-columns-repeated="2" office:value-type="float" office:value="15.8330290752" calcext:value-type="float">
            <text:p>15.8330290752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1.6660580969" calcext:value-type="float">
            <text:p>31.6660580969</text:p>
          </table:table-cell>
          <table:table-cell table:number-columns-repeated="2" office:value-type="float" office:value="15.8330290484" calcext:value-type="float">
            <text:p>15.8330290484</text:p>
          </table:table-cell>
          <table:table-cell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31.6660580485" calcext:value-type="float">
            <text:p>31.6660580485</text:p>
          </table:table-cell>
          <table:table-cell table:number-columns-repeated="2" office:value-type="float" office:value="15.8330290243" calcext:value-type="float">
            <text:p>15.8330290243</text:p>
          </table:table-cell>
          <table:table-cell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31.6660579982" calcext:value-type="float">
            <text:p>31.6660579982</text:p>
          </table:table-cell>
          <table:table-cell table:number-columns-repeated="2" office:value-type="float" office:value="15.8330289991" calcext:value-type="float">
            <text:p>15.8330289991</text:p>
          </table:table-cell>
          <table:table-cell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1.6660579587" calcext:value-type="float">
            <text:p>31.6660579587</text:p>
          </table:table-cell>
          <table:table-cell table:number-columns-repeated="2" office:value-type="float" office:value="15.8330289793" calcext:value-type="float">
            <text:p>15.8330289793</text:p>
          </table:table-cell>
          <table:table-cell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1.666057913" calcext:value-type="float">
            <text:p>31.666057913</text:p>
          </table:table-cell>
          <table:table-cell table:number-columns-repeated="2" office:value-type="float" office:value="15.8330289565" calcext:value-type="float">
            <text:p>15.8330289565</text:p>
          </table:table-cell>
          <table:table-cell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31.6660578703" calcext:value-type="float">
            <text:p>31.6660578703</text:p>
          </table:table-cell>
          <table:table-cell table:number-columns-repeated="2" office:value-type="float" office:value="15.8330289352" calcext:value-type="float">
            <text:p>15.8330289352</text:p>
          </table:table-cell>
          <table:table-cell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31.6660578317" calcext:value-type="float">
            <text:p>31.6660578317</text:p>
          </table:table-cell>
          <table:table-cell table:number-columns-repeated="2" office:value-type="float" office:value="15.8330289158" calcext:value-type="float">
            <text:p>15.8330289158</text:p>
          </table:table-cell>
          <table:table-cell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31.6660577988" calcext:value-type="float">
            <text:p>31.6660577988</text:p>
          </table:table-cell>
          <table:table-cell table:number-columns-repeated="2" office:value-type="float" office:value="15.8330288994" calcext:value-type="float">
            <text:p>15.8330288994</text:p>
          </table:table-cell>
          <table:table-cell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1.6660577712" calcext:value-type="float">
            <text:p>31.6660577712</text:p>
          </table:table-cell>
          <table:table-cell table:number-columns-repeated="2" office:value-type="float" office:value="15.8330288856" calcext:value-type="float">
            <text:p>15.8330288856</text:p>
          </table:table-cell>
          <table:table-cell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31.6660577306" calcext:value-type="float">
            <text:p>31.6660577306</text:p>
          </table:table-cell>
          <table:table-cell table:number-columns-repeated="2" office:value-type="float" office:value="15.8330288653" calcext:value-type="float">
            <text:p>15.833028865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5.6481482415" calcext:value-type="float">
            <text:p>45.6481482415</text:p>
          </table:table-cell>
          <table:table-cell table:number-columns-repeated="2" office:value-type="float" office:value="22.8240741207" calcext:value-type="float">
            <text:p>22.8240741207</text:p>
          </table:table-cell>
          <table:table-cell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5.6481476448" calcext:value-type="float">
            <text:p>45.6481476448</text:p>
          </table:table-cell>
          <table:table-cell table:number-columns-repeated="2" office:value-type="float" office:value="22.8240738224" calcext:value-type="float">
            <text:p>22.8240738224</text:p>
          </table:table-cell>
          <table:table-cell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5.6481473998" calcext:value-type="float">
            <text:p>45.6481473998</text:p>
          </table:table-cell>
          <table:table-cell table:number-columns-repeated="2" office:value-type="float" office:value="22.8240736999" calcext:value-type="float">
            <text:p>22.8240736999</text:p>
          </table:table-cell>
          <table:table-cell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5.648147224" calcext:value-type="float">
            <text:p>45.648147224</text:p>
          </table:table-cell>
          <table:table-cell table:number-columns-repeated="2" office:value-type="float" office:value="22.824073612" calcext:value-type="float">
            <text:p>22.824073612</text:p>
          </table:table-cell>
          <table:table-cell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5.6481470667" calcext:value-type="float">
            <text:p>45.6481470667</text:p>
          </table:table-cell>
          <table:table-cell table:number-columns-repeated="2" office:value-type="float" office:value="22.8240735334" calcext:value-type="float">
            <text:p>22.8240735334</text:p>
          </table:table-cell>
          <table:table-cell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5.6481469442" calcext:value-type="float">
            <text:p>45.6481469442</text:p>
          </table:table-cell>
          <table:table-cell table:number-columns-repeated="2" office:value-type="float" office:value="22.8240734721" calcext:value-type="float">
            <text:p>22.8240734721</text:p>
          </table:table-cell>
          <table:table-cell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5.6481468424" calcext:value-type="float">
            <text:p>45.6481468424</text:p>
          </table:table-cell>
          <table:table-cell table:number-columns-repeated="2" office:value-type="float" office:value="22.8240734212" calcext:value-type="float">
            <text:p>22.8240734212</text:p>
          </table:table-cell>
          <table:table-cell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5.6481467359" calcext:value-type="float">
            <text:p>45.6481467359</text:p>
          </table:table-cell>
          <table:table-cell table:number-columns-repeated="2" office:value-type="float" office:value="22.8240733679" calcext:value-type="float">
            <text:p>22.8240733679</text:p>
          </table:table-cell>
          <table:table-cell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5.6481466415" calcext:value-type="float">
            <text:p>45.6481466415</text:p>
          </table:table-cell>
          <table:table-cell table:number-columns-repeated="2" office:value-type="float" office:value="22.8240733208" calcext:value-type="float">
            <text:p>22.8240733208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5.6481465513" calcext:value-type="float">
            <text:p>45.6481465513</text:p>
          </table:table-cell>
          <table:table-cell table:number-columns-repeated="2" office:value-type="float" office:value="22.8240732757" calcext:value-type="float">
            <text:p>22.8240732757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5.6481464751" calcext:value-type="float">
            <text:p>45.6481464751</text:p>
          </table:table-cell>
          <table:table-cell table:number-columns-repeated="2" office:value-type="float" office:value="22.8240732376" calcext:value-type="float">
            <text:p>22.8240732376</text:p>
          </table:table-cell>
          <table:table-cell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5.6481463998" calcext:value-type="float">
            <text:p>45.6481463998</text:p>
          </table:table-cell>
          <table:table-cell table:number-columns-repeated="2" office:value-type="float" office:value="22.8240731999" calcext:value-type="float">
            <text:p>22.8240731999</text:p>
          </table:table-cell>
          <table:table-cell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5.6481463286" calcext:value-type="float">
            <text:p>45.6481463286</text:p>
          </table:table-cell>
          <table:table-cell table:number-columns-repeated="2" office:value-type="float" office:value="22.8240731643" calcext:value-type="float">
            <text:p>22.8240731643</text:p>
          </table:table-cell>
          <table:table-cell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5.6481462551" calcext:value-type="float">
            <text:p>45.6481462551</text:p>
          </table:table-cell>
          <table:table-cell table:number-columns-repeated="2" office:value-type="float" office:value="22.8240731275" calcext:value-type="float">
            <text:p>22.8240731275</text:p>
          </table:table-cell>
          <table:table-cell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5.6481461951" calcext:value-type="float">
            <text:p>45.6481461951</text:p>
          </table:table-cell>
          <table:table-cell table:number-columns-repeated="2" office:value-type="float" office:value="22.8240730976" calcext:value-type="float">
            <text:p>22.8240730976</text:p>
          </table:table-cell>
          <table:table-cell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5.6481461375" calcext:value-type="float">
            <text:p>45.6481461375</text:p>
          </table:table-cell>
          <table:table-cell table:number-columns-repeated="2" office:value-type="float" office:value="22.8240730687" calcext:value-type="float">
            <text:p>22.8240730687</text:p>
          </table:table-cell>
          <table:table-cell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5.648146076" calcext:value-type="float">
            <text:p>45.648146076</text:p>
          </table:table-cell>
          <table:table-cell table:number-columns-repeated="2" office:value-type="float" office:value="22.824073038" calcext:value-type="float">
            <text:p>22.824073038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5.6481460236" calcext:value-type="float">
            <text:p>45.6481460236</text:p>
          </table:table-cell>
          <table:table-cell table:number-columns-repeated="2" office:value-type="float" office:value="22.8240730118" calcext:value-type="float">
            <text:p>22.8240730118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5.6481459675" calcext:value-type="float">
            <text:p>45.6481459675</text:p>
          </table:table-cell>
          <table:table-cell table:number-columns-repeated="2" office:value-type="float" office:value="22.8240729838" calcext:value-type="float">
            <text:p>22.8240729838</text:p>
          </table:table-cell>
          <table:table-cell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5.6481459075" calcext:value-type="float">
            <text:p>45.6481459075</text:p>
          </table:table-cell>
          <table:table-cell table:number-columns-repeated="2" office:value-type="float" office:value="22.8240729538" calcext:value-type="float">
            <text:p>22.8240729538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5.6481458648" calcext:value-type="float">
            <text:p>45.6481458648</text:p>
          </table:table-cell>
          <table:table-cell table:number-columns-repeated="2" office:value-type="float" office:value="22.8240729324" calcext:value-type="float">
            <text:p>22.8240729324</text:p>
          </table:table-cell>
          <table:table-cell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5.6481458084" calcext:value-type="float">
            <text:p>45.6481458084</text:p>
          </table:table-cell>
          <table:table-cell table:number-columns-repeated="2" office:value-type="float" office:value="22.8240729042" calcext:value-type="float">
            <text:p>22.8240729042</text:p>
          </table:table-cell>
          <table:table-cell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5.6481457627" calcext:value-type="float">
            <text:p>45.6481457627</text:p>
          </table:table-cell>
          <table:table-cell table:number-columns-repeated="2" office:value-type="float" office:value="22.8240728813" calcext:value-type="float">
            <text:p>22.8240728813</text:p>
          </table:table-cell>
          <table:table-cell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5.6481457149" calcext:value-type="float">
            <text:p>45.6481457149</text:p>
          </table:table-cell>
          <table:table-cell table:number-columns-repeated="2" office:value-type="float" office:value="22.8240728574" calcext:value-type="float">
            <text:p>22.8240728574</text:p>
          </table:table-cell>
          <table:table-cell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5.6481456674" calcext:value-type="float">
            <text:p>45.6481456674</text:p>
          </table:table-cell>
          <table:table-cell table:number-columns-repeated="2" office:value-type="float" office:value="22.8240728337" calcext:value-type="float">
            <text:p>22.8240728337</text:p>
          </table:table-cell>
          <table:table-cell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5.6481456244" calcext:value-type="float">
            <text:p>45.6481456244</text:p>
          </table:table-cell>
          <table:table-cell table:number-columns-repeated="2" office:value-type="float" office:value="22.8240728122" calcext:value-type="float">
            <text:p>22.8240728122</text:p>
          </table:table-cell>
          <table:table-cell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77.2691285109" calcext:value-type="float">
            <text:p>77.2691285109</text:p>
          </table:table-cell>
          <table:table-cell table:number-columns-repeated="2" office:value-type="float" office:value="38.6345642554" calcext:value-type="float">
            <text:p>38.6345642554</text:p>
          </table:table-cell>
          <table:table-cell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7.2691281626" calcext:value-type="float">
            <text:p>77.2691281626</text:p>
          </table:table-cell>
          <table:table-cell table:number-columns-repeated="2" office:value-type="float" office:value="38.6345640813" calcext:value-type="float">
            <text:p>38.6345640813</text:p>
          </table:table-cell>
          <table:table-cell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77.2691279147" calcext:value-type="float">
            <text:p>77.2691279147</text:p>
          </table:table-cell>
          <table:table-cell table:number-columns-repeated="2" office:value-type="float" office:value="38.6345639573" calcext:value-type="float">
            <text:p>38.6345639573</text:p>
          </table:table-cell>
          <table:table-cell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77.2691277419" calcext:value-type="float">
            <text:p>77.2691277419</text:p>
          </table:table-cell>
          <table:table-cell table:number-columns-repeated="2" office:value-type="float" office:value="38.6345638709" calcext:value-type="float">
            <text:p>38.6345638709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7.2691275699" calcext:value-type="float">
            <text:p>77.2691275699</text:p>
          </table:table-cell>
          <table:table-cell table:number-columns-repeated="2" office:value-type="float" office:value="38.6345637849" calcext:value-type="float">
            <text:p>38.6345637849</text:p>
          </table:table-cell>
          <table:table-cell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77.2691274182" calcext:value-type="float">
            <text:p>77.2691274182</text:p>
          </table:table-cell>
          <table:table-cell table:number-columns-repeated="2" office:value-type="float" office:value="38.6345637091" calcext:value-type="float">
            <text:p>38.6345637091</text:p>
          </table:table-cell>
          <table:table-cell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7.2691273032" calcext:value-type="float">
            <text:p>77.2691273032</text:p>
          </table:table-cell>
          <table:table-cell table:number-columns-repeated="2" office:value-type="float" office:value="38.6345636516" calcext:value-type="float">
            <text:p>38.6345636516</text:p>
          </table:table-cell>
          <table:table-cell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77.2691271868" calcext:value-type="float">
            <text:p>77.2691271868</text:p>
          </table:table-cell>
          <table:table-cell table:number-columns-repeated="2" office:value-type="float" office:value="38.6345635934" calcext:value-type="float">
            <text:p>38.6345635934</text:p>
          </table:table-cell>
          <table:table-cell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77.2691271043" calcext:value-type="float">
            <text:p>77.2691271043</text:p>
          </table:table-cell>
          <table:table-cell table:number-columns-repeated="2" office:value-type="float" office:value="38.6345635522" calcext:value-type="float">
            <text:p>38.6345635522</text:p>
          </table:table-cell>
          <table:table-cell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77.269127013" calcext:value-type="float">
            <text:p>77.269127013</text:p>
          </table:table-cell>
          <table:table-cell table:number-columns-repeated="2" office:value-type="float" office:value="38.6345635065" calcext:value-type="float">
            <text:p>38.6345635065</text:p>
          </table:table-cell>
          <table:table-cell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7.2691269363" calcext:value-type="float">
            <text:p>77.2691269363</text:p>
          </table:table-cell>
          <table:table-cell table:number-columns-repeated="2" office:value-type="float" office:value="38.6345634681" calcext:value-type="float">
            <text:p>38.6345634681</text:p>
          </table:table-cell>
          <table:table-cell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77.2691268514" calcext:value-type="float">
            <text:p>77.2691268514</text:p>
          </table:table-cell>
          <table:table-cell table:number-columns-repeated="2" office:value-type="float" office:value="38.6345634257" calcext:value-type="float">
            <text:p>38.6345634257</text:p>
          </table:table-cell>
          <table:table-cell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7.2691267879" calcext:value-type="float">
            <text:p>77.2691267879</text:p>
          </table:table-cell>
          <table:table-cell table:number-columns-repeated="2" office:value-type="float" office:value="38.6345633939" calcext:value-type="float">
            <text:p>38.6345633939</text:p>
          </table:table-cell>
          <table:table-cell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77.26912673" calcext:value-type="float">
            <text:p>77.26912673</text:p>
          </table:table-cell>
          <table:table-cell table:number-columns-repeated="2" office:value-type="float" office:value="38.634563365" calcext:value-type="float">
            <text:p>38.634563365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7.2691266676" calcext:value-type="float">
            <text:p>77.2691266676</text:p>
          </table:table-cell>
          <table:table-cell table:number-columns-repeated="2" office:value-type="float" office:value="38.6345633338" calcext:value-type="float">
            <text:p>38.6345633338</text:p>
          </table:table-cell>
          <table:table-cell/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7.2691266195" calcext:value-type="float">
            <text:p>77.2691266195</text:p>
          </table:table-cell>
          <table:table-cell table:number-columns-repeated="2" office:value-type="float" office:value="38.6345633098" calcext:value-type="float">
            <text:p>38.6345633098</text:p>
          </table:table-cell>
          <table:table-cell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7.2691265634" calcext:value-type="float">
            <text:p>77.2691265634</text:p>
          </table:table-cell>
          <table:table-cell table:number-columns-repeated="2" office:value-type="float" office:value="38.6345632817" calcext:value-type="float">
            <text:p>38.6345632817</text:p>
          </table:table-cell>
          <table:table-cell/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77.2691265247" calcext:value-type="float">
            <text:p>77.2691265247</text:p>
          </table:table-cell>
          <table:table-cell office:value-type="float" office:value="38.6345632624" calcext:value-type="float">
            <text:p>38.6345632624</text:p>
          </table:table-cell>
          <table:table-cell office:value-type="float" office:value="38.6345632623" calcext:value-type="float">
            <text:p>38.6345632623</text:p>
          </table:table-cell>
          <table:table-cell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7.2691264815" calcext:value-type="float">
            <text:p>77.2691264815</text:p>
          </table:table-cell>
          <table:table-cell table:number-columns-repeated="2" office:value-type="float" office:value="38.6345632408" calcext:value-type="float">
            <text:p>38.6345632408</text:p>
          </table:table-cell>
          <table:table-cell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7.2691264297" calcext:value-type="float">
            <text:p>77.2691264297</text:p>
          </table:table-cell>
          <table:table-cell table:number-columns-repeated="2" office:value-type="float" office:value="38.6345632148" calcext:value-type="float">
            <text:p>38.6345632148</text:p>
          </table:table-cell>
          <table:table-cell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7.2691263908" calcext:value-type="float">
            <text:p>77.2691263908</text:p>
          </table:table-cell>
          <table:table-cell table:number-columns-repeated="2" office:value-type="float" office:value="38.6345631954" calcext:value-type="float">
            <text:p>38.6345631954</text:p>
          </table:table-cell>
          <table:table-cell/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7.2691263588" calcext:value-type="float">
            <text:p>77.2691263588</text:p>
          </table:table-cell>
          <table:table-cell table:number-columns-repeated="2" office:value-type="float" office:value="38.6345631794" calcext:value-type="float">
            <text:p>38.6345631794</text:p>
          </table:table-cell>
          <table:table-cell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7.2691263248" calcext:value-type="float">
            <text:p>77.2691263248</text:p>
          </table:table-cell>
          <table:table-cell table:number-columns-repeated="2" office:value-type="float" office:value="38.6345631624" calcext:value-type="float">
            <text:p>38.6345631624</text:p>
          </table:table-cell>
          <table:table-cell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7.2691263033" calcext:value-type="float">
            <text:p>77.2691263033</text:p>
          </table:table-cell>
          <table:table-cell table:number-columns-repeated="2" office:value-type="float" office:value="38.6345631516" calcext:value-type="float">
            <text:p>38.63456315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294492002" calcext:value-type="float">
            <text:p>138.294492002</text:p>
          </table:table-cell>
          <table:table-cell table:number-columns-repeated="2" office:value-type="float" office:value="69.1472460008" calcext:value-type="float">
            <text:p>69.1472460008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38.29449001" calcext:value-type="float">
            <text:p>138.29449001</text:p>
          </table:table-cell>
          <table:table-cell table:number-columns-repeated="2" office:value-type="float" office:value="69.1472450048" calcext:value-type="float">
            <text:p>69.1472450048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38.294489272" calcext:value-type="float">
            <text:p>138.294489272</text:p>
          </table:table-cell>
          <table:table-cell table:number-columns-repeated="2" office:value-type="float" office:value="69.1472446362" calcext:value-type="float">
            <text:p>69.1472446362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38.294488749" calcext:value-type="float">
            <text:p>138.294488749</text:p>
          </table:table-cell>
          <table:table-cell table:number-columns-repeated="2" office:value-type="float" office:value="69.1472443747" calcext:value-type="float">
            <text:p>69.1472443747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38.294488364" calcext:value-type="float">
            <text:p>138.294488364</text:p>
          </table:table-cell>
          <table:table-cell table:number-columns-repeated="2" office:value-type="float" office:value="69.147244182" calcext:value-type="float">
            <text:p>69.147244182</text:p>
          </table:table-cell>
          <table:table-cell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38.294488051" calcext:value-type="float">
            <text:p>138.294488051</text:p>
          </table:table-cell>
          <table:table-cell table:number-columns-repeated="2" office:value-type="float" office:value="69.1472440255" calcext:value-type="float">
            <text:p>69.1472440255</text:p>
          </table:table-cell>
          <table:table-cell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38.294487709" calcext:value-type="float">
            <text:p>138.294487709</text:p>
          </table:table-cell>
          <table:table-cell table:number-columns-repeated="2" office:value-type="float" office:value="69.1472438544" calcext:value-type="float">
            <text:p>69.1472438544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38.294487489" calcext:value-type="float">
            <text:p>138.294487489</text:p>
          </table:table-cell>
          <table:table-cell table:number-columns-repeated="2" office:value-type="float" office:value="69.1472437447" calcext:value-type="float">
            <text:p>69.1472437447</text:p>
          </table:table-cell>
          <table:table-cell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38.294487264" calcext:value-type="float">
            <text:p>138.294487264</text:p>
          </table:table-cell>
          <table:table-cell table:number-columns-repeated="2" office:value-type="float" office:value="69.147243632" calcext:value-type="float">
            <text:p>69.147243632</text:p>
          </table:table-cell>
          <table:table-cell/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38.294487046" calcext:value-type="float">
            <text:p>138.294487046</text:p>
          </table:table-cell>
          <table:table-cell table:number-columns-repeated="2" office:value-type="float" office:value="69.1472435228" calcext:value-type="float">
            <text:p>69.1472435228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8.294486901" calcext:value-type="float">
            <text:p>138.294486901</text:p>
          </table:table-cell>
          <table:table-cell table:number-columns-repeated="2" office:value-type="float" office:value="69.1472434505" calcext:value-type="float">
            <text:p>69.1472434505</text:p>
          </table:table-cell>
          <table:table-cell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38.294486734" calcext:value-type="float">
            <text:p>138.294486734</text:p>
          </table:table-cell>
          <table:table-cell table:number-columns-repeated="2" office:value-type="float" office:value="69.1472433672" calcext:value-type="float">
            <text:p>69.1472433672</text:p>
          </table:table-cell>
          <table:table-cell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38.294486581" calcext:value-type="float">
            <text:p>138.294486581</text:p>
          </table:table-cell>
          <table:table-cell table:number-columns-repeated="2" office:value-type="float" office:value="69.1472432903" calcext:value-type="float">
            <text:p>69.1472432903</text:p>
          </table:table-cell>
          <table:table-cell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38.294486417" calcext:value-type="float">
            <text:p>138.294486417</text:p>
          </table:table-cell>
          <table:table-cell table:number-columns-repeated="2" office:value-type="float" office:value="69.1472432087" calcext:value-type="float">
            <text:p>69.1472432087</text:p>
          </table:table-cell>
          <table:table-cell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38.294486285" calcext:value-type="float">
            <text:p>138.294486285</text:p>
          </table:table-cell>
          <table:table-cell table:number-columns-repeated="2" office:value-type="float" office:value="69.1472431427" calcext:value-type="float">
            <text:p>69.1472431427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38.294486191" calcext:value-type="float">
            <text:p>138.294486191</text:p>
          </table:table-cell>
          <table:table-cell table:number-columns-repeated="2" office:value-type="float" office:value="69.1472430954" calcext:value-type="float">
            <text:p>69.1472430954</text:p>
          </table:table-cell>
          <table:table-cell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38.294486057" calcext:value-type="float">
            <text:p>138.294486057</text:p>
          </table:table-cell>
          <table:table-cell table:number-columns-repeated="2" office:value-type="float" office:value="69.1472430284" calcext:value-type="float">
            <text:p>69.1472430284</text:p>
          </table:table-cell>
          <table:table-cell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38.294485959" calcext:value-type="float">
            <text:p>138.294485959</text:p>
          </table:table-cell>
          <table:table-cell table:number-columns-repeated="2" office:value-type="float" office:value="69.1472429793" calcext:value-type="float">
            <text:p>69.1472429793</text:p>
          </table:table-cell>
          <table:table-cell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38.294485859" calcext:value-type="float">
            <text:p>138.294485859</text:p>
          </table:table-cell>
          <table:table-cell table:number-columns-repeated="2" office:value-type="float" office:value="69.1472429295" calcext:value-type="float">
            <text:p>69.1472429295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38.294485755" calcext:value-type="float">
            <text:p>138.294485755</text:p>
          </table:table-cell>
          <table:table-cell table:number-columns-repeated="2" office:value-type="float" office:value="69.1472428774" calcext:value-type="float">
            <text:p>69.1472428774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8.294485677" calcext:value-type="float">
            <text:p>138.294485677</text:p>
          </table:table-cell>
          <table:table-cell table:number-columns-repeated="2" office:value-type="float" office:value="69.1472428386" calcext:value-type="float">
            <text:p>69.1472428386</text:p>
          </table:table-cell>
          <table:table-cell/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38.294485614" calcext:value-type="float">
            <text:p>138.294485614</text:p>
          </table:table-cell>
          <table:table-cell table:number-columns-repeated="2" office:value-type="float" office:value="69.1472428068" calcext:value-type="float">
            <text:p>69.1472428068</text:p>
          </table:table-cell>
          <table:table-cell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38.294485511" calcext:value-type="float">
            <text:p>138.294485511</text:p>
          </table:table-cell>
          <table:table-cell table:number-columns-repeated="2" office:value-type="float" office:value="69.1472427557" calcext:value-type="float">
            <text:p>69.1472427557</text:p>
          </table:table-cell>
          <table:table-cell/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38.29448544" calcext:value-type="float">
            <text:p>138.29448544</text:p>
          </table:table-cell>
          <table:table-cell table:number-columns-repeated="2" office:value-type="float" office:value="69.1472427198" calcext:value-type="float">
            <text:p>69.1472427198</text:p>
          </table:table-cell>
          <table:table-cell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38.294485378" calcext:value-type="float">
            <text:p>138.294485378</text:p>
          </table:table-cell>
          <table:table-cell table:number-columns-repeated="2" office:value-type="float" office:value="69.1472426892" calcext:value-type="float">
            <text:p>69.1472426892</text:p>
          </table:table-cell>
          <table:table-cell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38.294485277" calcext:value-type="float">
            <text:p>138.294485277</text:p>
          </table:table-cell>
          <table:table-cell table:number-columns-repeated="2" office:value-type="float" office:value="69.1472426387" calcext:value-type="float">
            <text:p>69.1472426387</text:p>
          </table:table-cell>
          <table:table-cell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50.543748095" calcext:value-type="float">
            <text:p>250.543748095</text:p>
          </table:table-cell>
          <table:table-cell table:number-columns-repeated="2" office:value-type="float" office:value="125.271874047" calcext:value-type="float">
            <text:p>125.271874047</text:p>
          </table:table-cell>
          <table:table-cell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50.543747079" calcext:value-type="float">
            <text:p>250.543747079</text:p>
          </table:table-cell>
          <table:table-cell table:number-columns-repeated="2" office:value-type="float" office:value="125.271873539" calcext:value-type="float">
            <text:p>125.271873539</text:p>
          </table:table-cell>
          <table:table-cell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50.543746428" calcext:value-type="float">
            <text:p>250.543746428</text:p>
          </table:table-cell>
          <table:table-cell table:number-columns-repeated="2" office:value-type="float" office:value="125.271873214" calcext:value-type="float">
            <text:p>125.271873214</text:p>
          </table:table-cell>
          <table:table-cell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50.543745993" calcext:value-type="float">
            <text:p>250.543745993</text:p>
          </table:table-cell>
          <table:table-cell table:number-columns-repeated="2" office:value-type="float" office:value="125.271872996" calcext:value-type="float">
            <text:p>125.271872996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50.543745671" calcext:value-type="float">
            <text:p>250.543745671</text:p>
          </table:table-cell>
          <table:table-cell table:number-columns-repeated="2" office:value-type="float" office:value="125.271872836" calcext:value-type="float">
            <text:p>125.271872836</text:p>
          </table:table-cell>
          <table:table-cell/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50.543745426" calcext:value-type="float">
            <text:p>250.543745426</text:p>
          </table:table-cell>
          <table:table-cell table:number-columns-repeated="2" office:value-type="float" office:value="125.271872713" calcext:value-type="float">
            <text:p>125.271872713</text:p>
          </table:table-cell>
          <table:table-cell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50.543745242" calcext:value-type="float">
            <text:p>250.543745242</text:p>
          </table:table-cell>
          <table:table-cell table:number-columns-repeated="2" office:value-type="float" office:value="125.271872621" calcext:value-type="float">
            <text:p>125.271872621</text:p>
          </table:table-cell>
          <table:table-cell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50.543745123" calcext:value-type="float">
            <text:p>250.543745123</text:p>
          </table:table-cell>
          <table:table-cell table:number-columns-repeated="2" office:value-type="float" office:value="125.271872561" calcext:value-type="float">
            <text:p>125.271872561</text:p>
          </table:table-cell>
          <table:table-cell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50.543745018" calcext:value-type="float">
            <text:p>250.543745018</text:p>
          </table:table-cell>
          <table:table-cell table:number-columns-repeated="2" office:value-type="float" office:value="125.271872509" calcext:value-type="float">
            <text:p>125.271872509</text:p>
          </table:table-cell>
          <table:table-cell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50.543744987" calcext:value-type="float">
            <text:p>250.543744987</text:p>
          </table:table-cell>
          <table:table-cell table:number-columns-repeated="2" office:value-type="float" office:value="125.271872494" calcext:value-type="float">
            <text:p>125.271872494</text:p>
          </table:table-cell>
          <table:table-cell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50.543744919" calcext:value-type="float">
            <text:p>250.543744919</text:p>
          </table:table-cell>
          <table:table-cell table:number-columns-repeated="2" office:value-type="float" office:value="125.27187246" calcext:value-type="float">
            <text:p>125.27187246</text:p>
          </table:table-cell>
          <table:table-cell/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50.543744938" calcext:value-type="float">
            <text:p>250.543744938</text:p>
          </table:table-cell>
          <table:table-cell table:number-columns-repeated="2" office:value-type="float" office:value="125.271872469" calcext:value-type="float">
            <text:p>125.271872469</text:p>
          </table:table-cell>
          <table:table-cell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50.543744969" calcext:value-type="float">
            <text:p>250.543744969</text:p>
          </table:table-cell>
          <table:table-cell table:number-columns-repeated="2" office:value-type="float" office:value="125.271872485" calcext:value-type="float">
            <text:p>125.271872485</text:p>
          </table:table-cell>
          <table:table-cell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50.543745014" calcext:value-type="float">
            <text:p>250.543745014</text:p>
          </table:table-cell>
          <table:table-cell table:number-columns-repeated="2" office:value-type="float" office:value="125.271872507" calcext:value-type="float">
            <text:p>125.271872507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50.543745047" calcext:value-type="float">
            <text:p>250.543745047</text:p>
          </table:table-cell>
          <table:table-cell table:number-columns-repeated="2" office:value-type="float" office:value="125.271872524" calcext:value-type="float">
            <text:p>125.271872524</text:p>
          </table:table-cell>
          <table:table-cell/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50.543745124" calcext:value-type="float">
            <text:p>250.543745124</text:p>
          </table:table-cell>
          <table:table-cell table:number-columns-repeated="2" office:value-type="float" office:value="125.271872562" calcext:value-type="float">
            <text:p>125.271872562</text:p>
          </table:table-cell>
          <table:table-cell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50.543745192" calcext:value-type="float">
            <text:p>250.543745192</text:p>
          </table:table-cell>
          <table:table-cell table:number-columns-repeated="2" office:value-type="float" office:value="125.271872596" calcext:value-type="float">
            <text:p>125.271872596</text:p>
          </table:table-cell>
          <table:table-cell/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50.54374528" calcext:value-type="float">
            <text:p>250.54374528</text:p>
          </table:table-cell>
          <table:table-cell table:number-columns-repeated="2" office:value-type="float" office:value="125.27187264" calcext:value-type="float">
            <text:p>125.27187264</text:p>
          </table:table-cell>
          <table:table-cell/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50.543745382" calcext:value-type="float">
            <text:p>250.543745382</text:p>
          </table:table-cell>
          <table:table-cell table:number-columns-repeated="2" office:value-type="float" office:value="125.271872691" calcext:value-type="float">
            <text:p>125.271872691</text:p>
          </table:table-cell>
          <table:table-cell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50.54374548" calcext:value-type="float">
            <text:p>250.54374548</text:p>
          </table:table-cell>
          <table:table-cell table:number-columns-repeated="2" office:value-type="float" office:value="125.27187274" calcext:value-type="float">
            <text:p>125.27187274</text:p>
          </table:table-cell>
          <table:table-cell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50.5437456" calcext:value-type="float">
            <text:p>250.5437456</text:p>
          </table:table-cell>
          <table:table-cell table:number-columns-repeated="2" office:value-type="float" office:value="125.2718728" calcext:value-type="float">
            <text:p>125.2718728</text:p>
          </table:table-cell>
          <table:table-cell/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50.54374574" calcext:value-type="float">
            <text:p>250.54374574</text:p>
          </table:table-cell>
          <table:table-cell table:number-columns-repeated="2" office:value-type="float" office:value="125.27187287" calcext:value-type="float">
            <text:p>125.27187287</text:p>
          </table:table-cell>
          <table:table-cell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50.543745887" calcext:value-type="float">
            <text:p>250.543745887</text:p>
          </table:table-cell>
          <table:table-cell table:number-columns-repeated="2" office:value-type="float" office:value="125.271872943" calcext:value-type="float">
            <text:p>125.271872943</text:p>
          </table:table-cell>
          <table:table-cell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50.54374603" calcext:value-type="float">
            <text:p>250.54374603</text:p>
          </table:table-cell>
          <table:table-cell table:number-columns-repeated="2" office:value-type="float" office:value="125.271873015" calcext:value-type="float">
            <text:p>125.27187301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65.218707421" calcext:value-type="float">
            <text:p>465.218707421</text:p>
          </table:table-cell>
          <table:table-cell table:number-columns-repeated="2" office:value-type="float" office:value="232.60935371" calcext:value-type="float">
            <text:p>232.609353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9:48:25.232287352</dc:date>
    <meta:editing-duration>PT6M36S</meta:editing-duration>
    <meta:editing-cycles>2</meta:editing-cycles>
    <meta:generator>LibreOffice/5.1.6.2$Linux_X86_64 LibreOffice_project/10m0$Build-2</meta:generator>
    <meta:document-statistic meta:table-count="1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title svg:x="0.509cm" svg:y="0.316cm" chart:style-name="ch2">
          <text:p>50% Impedance Mismatch, Equal Wave Speeds, m=1.0 n=0.5 eps=tau=0.5</text:p>
        </chart:title>
        <chart:subtitle svg:x="5.629cm" svg:y="1.275cm" chart:style-name="ch3">
          <text:p>Symmetric Initial Condition</text:p>
        </chart:subtitle>
        <chart:legend chart:legend-position="end" svg:x="12.779cm" svg:y="3.705cm" style:legend-expansion="high" chart:style-name="ch4"/>
        <chart:plot-area chart:style-name="ch5" table:cell-range-address="EnergyVals.A1:EnergyVals.D251" chart:data-source-has-labels="both" svg:x="1.331cm" svg:y="2.138cm" svg:width="11.128cm" svg:height="5.706cm">
          <chartooo:coordinate-region svg:x="2.138cm" svg:y="2.291cm" svg:width="10.321cm" svg:height="4.508cm"/>
          <chart:axis chart:dimension="x" chart:name="primary-x" chart:style-name="ch6" chartooo:axis-type="auto">
            <chartooo:date-scale/>
            <chart:title svg:x="6.494cm" svg:y="8.024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4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0.7276175465">
                <text:p>10.7276175465</text:p>
                <draw:g>
                  <svg:desc>EnergyVals.B1:EnergyVals.B251</svg:desc>
                </draw:g>
              </table:table-cell>
              <table:table-cell office:value-type="float" office:value="5.36380877323">
                <text:p>5.36380877323</text:p>
                <draw:g>
                  <svg:desc>EnergyVals.C1:EnergyVals.C251</svg:desc>
                </draw:g>
              </table:table-cell>
              <table:table-cell office:value-type="float" office:value="5.36380877323">
                <text:p>5.36380877323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0.7276175773">
                <text:p>10.7276175773</text:p>
              </table:table-cell>
              <table:table-cell office:value-type="float" office:value="5.36380878864">
                <text:p>5.36380878864</text:p>
              </table:table-cell>
              <table:table-cell office:value-type="float" office:value="5.36380878864">
                <text:p>5.36380878864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0.72761761">
                <text:p>10.72761761</text:p>
              </table:table-cell>
              <table:table-cell office:value-type="float" office:value="5.36380880501">
                <text:p>5.36380880501</text:p>
              </table:table-cell>
              <table:table-cell office:value-type="float" office:value="5.36380880501">
                <text:p>5.3638088050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0.727617644">
                <text:p>10.727617644</text:p>
              </table:table-cell>
              <table:table-cell office:value-type="float" office:value="5.36380882201">
                <text:p>5.36380882201</text:p>
              </table:table-cell>
              <table:table-cell office:value-type="float" office:value="5.36380882201">
                <text:p>5.3638088220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0.7276176812">
                <text:p>10.7276176812</text:p>
              </table:table-cell>
              <table:table-cell office:value-type="float" office:value="5.36380884059">
                <text:p>5.36380884059</text:p>
              </table:table-cell>
              <table:table-cell office:value-type="float" office:value="5.36380884059">
                <text:p>5.36380884059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0.7276177196">
                <text:p>10.7276177196</text:p>
              </table:table-cell>
              <table:table-cell office:value-type="float" office:value="5.36380885978">
                <text:p>5.36380885978</text:p>
              </table:table-cell>
              <table:table-cell office:value-type="float" office:value="5.36380885978">
                <text:p>5.3638088597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0.7276177584">
                <text:p>10.7276177584</text:p>
              </table:table-cell>
              <table:table-cell office:value-type="float" office:value="5.36380887922">
                <text:p>5.36380887922</text:p>
              </table:table-cell>
              <table:table-cell office:value-type="float" office:value="5.36380887922">
                <text:p>5.3638088792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0.7276177974">
                <text:p>10.7276177974</text:p>
              </table:table-cell>
              <table:table-cell office:value-type="float" office:value="5.36380889871">
                <text:p>5.36380889871</text:p>
              </table:table-cell>
              <table:table-cell office:value-type="float" office:value="5.36380889871">
                <text:p>5.3638088987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0.7276178367">
                <text:p>10.7276178367</text:p>
              </table:table-cell>
              <table:table-cell office:value-type="float" office:value="5.36380891837">
                <text:p>5.36380891837</text:p>
              </table:table-cell>
              <table:table-cell office:value-type="float" office:value="5.36380891837">
                <text:p>5.3638089183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0.7276178776">
                <text:p>10.7276178776</text:p>
              </table:table-cell>
              <table:table-cell office:value-type="float" office:value="5.36380893881">
                <text:p>5.36380893881</text:p>
              </table:table-cell>
              <table:table-cell office:value-type="float" office:value="5.36380893881">
                <text:p>5.3638089388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.7276179196">
                <text:p>10.7276179196</text:p>
              </table:table-cell>
              <table:table-cell office:value-type="float" office:value="5.36380895982">
                <text:p>5.36380895982</text:p>
              </table:table-cell>
              <table:table-cell office:value-type="float" office:value="5.36380895982">
                <text:p>5.3638089598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0.7276179622">
                <text:p>10.7276179622</text:p>
              </table:table-cell>
              <table:table-cell office:value-type="float" office:value="5.36380898109">
                <text:p>5.36380898109</text:p>
              </table:table-cell>
              <table:table-cell office:value-type="float" office:value="5.36380898109">
                <text:p>5.3638089810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0.7276180054">
                <text:p>10.7276180054</text:p>
              </table:table-cell>
              <table:table-cell office:value-type="float" office:value="5.36380900268">
                <text:p>5.36380900268</text:p>
              </table:table-cell>
              <table:table-cell office:value-type="float" office:value="5.36380900268">
                <text:p>5.3638090026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0.7276180492">
                <text:p>10.7276180492</text:p>
              </table:table-cell>
              <table:table-cell office:value-type="float" office:value="5.36380902462">
                <text:p>5.36380902462</text:p>
              </table:table-cell>
              <table:table-cell office:value-type="float" office:value="5.36380902462">
                <text:p>5.3638090246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0.7276180923">
                <text:p>10.7276180923</text:p>
              </table:table-cell>
              <table:table-cell office:value-type="float" office:value="5.36380904614">
                <text:p>5.36380904614</text:p>
              </table:table-cell>
              <table:table-cell office:value-type="float" office:value="5.36380904614">
                <text:p>5.363809046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0.7276181358">
                <text:p>10.7276181358</text:p>
              </table:table-cell>
              <table:table-cell office:value-type="float" office:value="5.36380906789">
                <text:p>5.36380906789</text:p>
              </table:table-cell>
              <table:table-cell office:value-type="float" office:value="5.36380906789">
                <text:p>5.36380906789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0.7276181799">
                <text:p>10.7276181799</text:p>
              </table:table-cell>
              <table:table-cell office:value-type="float" office:value="5.36380908996">
                <text:p>5.36380908996</text:p>
              </table:table-cell>
              <table:table-cell office:value-type="float" office:value="5.36380908996">
                <text:p>5.3638090899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0.7276182237">
                <text:p>10.7276182237</text:p>
              </table:table-cell>
              <table:table-cell office:value-type="float" office:value="5.36380911184">
                <text:p>5.36380911184</text:p>
              </table:table-cell>
              <table:table-cell office:value-type="float" office:value="5.36380911184">
                <text:p>5.3638091118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0.7276182677">
                <text:p>10.7276182677</text:p>
              </table:table-cell>
              <table:table-cell office:value-type="float" office:value="5.36380913385">
                <text:p>5.36380913385</text:p>
              </table:table-cell>
              <table:table-cell office:value-type="float" office:value="5.36380913385">
                <text:p>5.36380913385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0.7276183124">
                <text:p>10.7276183124</text:p>
              </table:table-cell>
              <table:table-cell office:value-type="float" office:value="5.36380915618">
                <text:p>5.36380915618</text:p>
              </table:table-cell>
              <table:table-cell office:value-type="float" office:value="5.36380915618">
                <text:p>5.3638091561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.7276183579">
                <text:p>10.7276183579</text:p>
              </table:table-cell>
              <table:table-cell office:value-type="float" office:value="5.36380917895">
                <text:p>5.36380917895</text:p>
              </table:table-cell>
              <table:table-cell office:value-type="float" office:value="5.36380917895">
                <text:p>5.36380917895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0.7276184024">
                <text:p>10.7276184024</text:p>
              </table:table-cell>
              <table:table-cell office:value-type="float" office:value="5.36380920121">
                <text:p>5.36380920121</text:p>
              </table:table-cell>
              <table:table-cell office:value-type="float" office:value="5.36380920121">
                <text:p>5.363809201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0.7276184482">
                <text:p>10.7276184482</text:p>
              </table:table-cell>
              <table:table-cell office:value-type="float" office:value="5.36380922409">
                <text:p>5.36380922409</text:p>
              </table:table-cell>
              <table:table-cell office:value-type="float" office:value="5.36380922409">
                <text:p>5.3638092240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0.7276184945">
                <text:p>10.7276184945</text:p>
              </table:table-cell>
              <table:table-cell office:value-type="float" office:value="5.36380924726">
                <text:p>5.36380924726</text:p>
              </table:table-cell>
              <table:table-cell office:value-type="float" office:value="5.36380924726">
                <text:p>5.3638092472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0.7276185411">
                <text:p>10.7276185411</text:p>
              </table:table-cell>
              <table:table-cell office:value-type="float" office:value="5.36380927057">
                <text:p>5.36380927057</text:p>
              </table:table-cell>
              <table:table-cell office:value-type="float" office:value="5.36380927057">
                <text:p>5.3638092705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.7276185873">
                <text:p>10.7276185873</text:p>
              </table:table-cell>
              <table:table-cell office:value-type="float" office:value="5.36380929365">
                <text:p>5.36380929365</text:p>
              </table:table-cell>
              <table:table-cell office:value-type="float" office:value="5.36380929365">
                <text:p>5.36380929365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3.4095232579">
                <text:p>13.4095232579</text:p>
              </table:table-cell>
              <table:table-cell office:value-type="float" office:value="6.70476162893">
                <text:p>6.70476162893</text:p>
              </table:table-cell>
              <table:table-cell office:value-type="float" office:value="6.70476162893">
                <text:p>6.7047616289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4095232969">
                <text:p>13.4095232969</text:p>
              </table:table-cell>
              <table:table-cell office:value-type="float" office:value="6.70476164845">
                <text:p>6.70476164845</text:p>
              </table:table-cell>
              <table:table-cell office:value-type="float" office:value="6.70476164845">
                <text:p>6.7047616484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3.4095233402">
                <text:p>13.4095233402</text:p>
              </table:table-cell>
              <table:table-cell office:value-type="float" office:value="6.70476167009">
                <text:p>6.70476167009</text:p>
              </table:table-cell>
              <table:table-cell office:value-type="float" office:value="6.70476167009">
                <text:p>6.70476167009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3.4095233864">
                <text:p>13.4095233864</text:p>
              </table:table-cell>
              <table:table-cell office:value-type="float" office:value="6.7047616932">
                <text:p>6.7047616932</text:p>
              </table:table-cell>
              <table:table-cell office:value-type="float" office:value="6.7047616932">
                <text:p>6.704761693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4095234335">
                <text:p>13.4095234335</text:p>
              </table:table-cell>
              <table:table-cell office:value-type="float" office:value="6.70476171676">
                <text:p>6.70476171676</text:p>
              </table:table-cell>
              <table:table-cell office:value-type="float" office:value="6.70476171676">
                <text:p>6.7047617167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3.4095234821">
                <text:p>13.4095234821</text:p>
              </table:table-cell>
              <table:table-cell office:value-type="float" office:value="6.70476174103">
                <text:p>6.70476174103</text:p>
              </table:table-cell>
              <table:table-cell office:value-type="float" office:value="6.70476174103">
                <text:p>6.7047617410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3.4095235312">
                <text:p>13.4095235312</text:p>
              </table:table-cell>
              <table:table-cell office:value-type="float" office:value="6.70476176562">
                <text:p>6.70476176562</text:p>
              </table:table-cell>
              <table:table-cell office:value-type="float" office:value="6.70476176562">
                <text:p>6.7047617656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409523582">
                <text:p>13.409523582</text:p>
              </table:table-cell>
              <table:table-cell office:value-type="float" office:value="6.70476179102">
                <text:p>6.70476179102</text:p>
              </table:table-cell>
              <table:table-cell office:value-type="float" office:value="6.70476179102">
                <text:p>6.7047617910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3.4095236323">
                <text:p>13.4095236323</text:p>
              </table:table-cell>
              <table:table-cell office:value-type="float" office:value="6.70476181617">
                <text:p>6.70476181617</text:p>
              </table:table-cell>
              <table:table-cell office:value-type="float" office:value="6.70476181617">
                <text:p>6.7047618161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.4095236847">
                <text:p>13.4095236847</text:p>
              </table:table-cell>
              <table:table-cell office:value-type="float" office:value="6.70476184233">
                <text:p>6.70476184233</text:p>
              </table:table-cell>
              <table:table-cell office:value-type="float" office:value="6.70476184233">
                <text:p>6.7047618423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4095237373">
                <text:p>13.4095237373</text:p>
              </table:table-cell>
              <table:table-cell office:value-type="float" office:value="6.70476186867">
                <text:p>6.70476186867</text:p>
              </table:table-cell>
              <table:table-cell office:value-type="float" office:value="6.70476186867">
                <text:p>6.7047618686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3.4095237911">
                <text:p>13.4095237911</text:p>
              </table:table-cell>
              <table:table-cell office:value-type="float" office:value="6.70476189554">
                <text:p>6.70476189554</text:p>
              </table:table-cell>
              <table:table-cell office:value-type="float" office:value="6.70476189554">
                <text:p>6.704761895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3.4095238452">
                <text:p>13.4095238452</text:p>
              </table:table-cell>
              <table:table-cell office:value-type="float" office:value="6.70476192262">
                <text:p>6.70476192262</text:p>
              </table:table-cell>
              <table:table-cell office:value-type="float" office:value="6.70476192262">
                <text:p>6.7047619226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4095238997">
                <text:p>13.4095238997</text:p>
              </table:table-cell>
              <table:table-cell office:value-type="float" office:value="6.70476194984">
                <text:p>6.70476194984</text:p>
              </table:table-cell>
              <table:table-cell office:value-type="float" office:value="6.70476194984">
                <text:p>6.7047619498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4095239543">
                <text:p>13.4095239543</text:p>
              </table:table-cell>
              <table:table-cell office:value-type="float" office:value="6.70476197717">
                <text:p>6.70476197717</text:p>
              </table:table-cell>
              <table:table-cell office:value-type="float" office:value="6.70476197717">
                <text:p>6.7047619771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3.4095240106">
                <text:p>13.4095240106</text:p>
              </table:table-cell>
              <table:table-cell office:value-type="float" office:value="6.70476200528">
                <text:p>6.70476200528</text:p>
              </table:table-cell>
              <table:table-cell office:value-type="float" office:value="6.70476200528">
                <text:p>6.7047620052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409524065">
                <text:p>13.409524065</text:p>
              </table:table-cell>
              <table:table-cell office:value-type="float" office:value="6.70476203252">
                <text:p>6.70476203252</text:p>
              </table:table-cell>
              <table:table-cell office:value-type="float" office:value="6.70476203252">
                <text:p>6.7047620325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3.4095241222">
                <text:p>13.4095241222</text:p>
              </table:table-cell>
              <table:table-cell office:value-type="float" office:value="6.70476206111">
                <text:p>6.70476206111</text:p>
              </table:table-cell>
              <table:table-cell office:value-type="float" office:value="6.70476206111">
                <text:p>6.7047620611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3.4095241784">
                <text:p>13.4095241784</text:p>
              </table:table-cell>
              <table:table-cell office:value-type="float" office:value="6.7047620892">
                <text:p>6.7047620892</text:p>
              </table:table-cell>
              <table:table-cell office:value-type="float" office:value="6.7047620892">
                <text:p>6.704762089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409524233">
                <text:p>13.409524233</text:p>
              </table:table-cell>
              <table:table-cell office:value-type="float" office:value="6.70476211652">
                <text:p>6.70476211652</text:p>
              </table:table-cell>
              <table:table-cell office:value-type="float" office:value="6.70476211652">
                <text:p>6.7047621165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3.4095242976">
                <text:p>13.4095242976</text:p>
              </table:table-cell>
              <table:table-cell office:value-type="float" office:value="6.70476214881">
                <text:p>6.70476214881</text:p>
              </table:table-cell>
              <table:table-cell office:value-type="float" office:value="6.70476214881">
                <text:p>6.7047621488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3.4095243535">
                <text:p>13.4095243535</text:p>
              </table:table-cell>
              <table:table-cell office:value-type="float" office:value="6.70476217677">
                <text:p>6.70476217677</text:p>
              </table:table-cell>
              <table:table-cell office:value-type="float" office:value="6.70476217677">
                <text:p>6.7047621767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409524412">
                <text:p>13.409524412</text:p>
              </table:table-cell>
              <table:table-cell office:value-type="float" office:value="6.70476220598">
                <text:p>6.70476220598</text:p>
              </table:table-cell>
              <table:table-cell office:value-type="float" office:value="6.70476220598">
                <text:p>6.7047622059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3.4095244714">
                <text:p>13.4095244714</text:p>
              </table:table-cell>
              <table:table-cell office:value-type="float" office:value="6.70476223572">
                <text:p>6.70476223572</text:p>
              </table:table-cell>
              <table:table-cell office:value-type="float" office:value="6.70476223572">
                <text:p>6.7047622357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.8239983425">
                <text:p>14.8239983425</text:p>
              </table:table-cell>
              <table:table-cell office:value-type="float" office:value="7.41199917126">
                <text:p>7.41199917126</text:p>
              </table:table-cell>
              <table:table-cell office:value-type="float" office:value="7.41199917126">
                <text:p>7.4119991712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4.8239977616">
                <text:p>14.8239977616</text:p>
              </table:table-cell>
              <table:table-cell office:value-type="float" office:value="7.4119988808">
                <text:p>7.4119988808</text:p>
              </table:table-cell>
              <table:table-cell office:value-type="float" office:value="7.4119988808">
                <text:p>7.411998880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4.8239975375">
                <text:p>14.8239975375</text:p>
              </table:table-cell>
              <table:table-cell office:value-type="float" office:value="7.41199876876">
                <text:p>7.41199876876</text:p>
              </table:table-cell>
              <table:table-cell office:value-type="float" office:value="7.41199876876">
                <text:p>7.4119987687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4.8239973852">
                <text:p>14.8239973852</text:p>
              </table:table-cell>
              <table:table-cell office:value-type="float" office:value="7.41199869259">
                <text:p>7.41199869259</text:p>
              </table:table-cell>
              <table:table-cell office:value-type="float" office:value="7.41199869259">
                <text:p>7.4119986925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4.8239972675">
                <text:p>14.8239972675</text:p>
              </table:table-cell>
              <table:table-cell office:value-type="float" office:value="7.41199863374">
                <text:p>7.41199863374</text:p>
              </table:table-cell>
              <table:table-cell office:value-type="float" office:value="7.41199863374">
                <text:p>7.4119986337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4.8239971706">
                <text:p>14.8239971706</text:p>
              </table:table-cell>
              <table:table-cell office:value-type="float" office:value="7.41199858529">
                <text:p>7.41199858529</text:p>
              </table:table-cell>
              <table:table-cell office:value-type="float" office:value="7.41199858529">
                <text:p>7.41199858529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4.82399709">
                <text:p>14.82399709</text:p>
              </table:table-cell>
              <table:table-cell office:value-type="float" office:value="7.41199854501">
                <text:p>7.41199854501</text:p>
              </table:table-cell>
              <table:table-cell office:value-type="float" office:value="7.41199854501">
                <text:p>7.4119985450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4.823997019">
                <text:p>14.823997019</text:p>
              </table:table-cell>
              <table:table-cell office:value-type="float" office:value="7.41199850951">
                <text:p>7.41199850951</text:p>
              </table:table-cell>
              <table:table-cell office:value-type="float" office:value="7.41199850951">
                <text:p>7.41199850951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4.823996957">
                <text:p>14.823996957</text:p>
              </table:table-cell>
              <table:table-cell office:value-type="float" office:value="7.41199847848">
                <text:p>7.41199847848</text:p>
              </table:table-cell>
              <table:table-cell office:value-type="float" office:value="7.41199847848">
                <text:p>7.4119984784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4.8239969025">
                <text:p>14.8239969025</text:p>
              </table:table-cell>
              <table:table-cell office:value-type="float" office:value="7.41199845126">
                <text:p>7.41199845126</text:p>
              </table:table-cell>
              <table:table-cell office:value-type="float" office:value="7.41199845126">
                <text:p>7.411998451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4.8239968519">
                <text:p>14.8239968519</text:p>
              </table:table-cell>
              <table:table-cell office:value-type="float" office:value="7.41199842597">
                <text:p>7.41199842597</text:p>
              </table:table-cell>
              <table:table-cell office:value-type="float" office:value="7.41199842597">
                <text:p>7.4119984259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4.8239968079">
                <text:p>14.8239968079</text:p>
              </table:table-cell>
              <table:table-cell office:value-type="float" office:value="7.41199840394">
                <text:p>7.41199840394</text:p>
              </table:table-cell>
              <table:table-cell office:value-type="float" office:value="7.41199840394">
                <text:p>7.4119984039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4.8239967658">
                <text:p>14.8239967658</text:p>
              </table:table-cell>
              <table:table-cell office:value-type="float" office:value="7.41199838292">
                <text:p>7.41199838292</text:p>
              </table:table-cell>
              <table:table-cell office:value-type="float" office:value="7.41199838292">
                <text:p>7.4119983829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4.8239967285">
                <text:p>14.8239967285</text:p>
              </table:table-cell>
              <table:table-cell office:value-type="float" office:value="7.41199836423">
                <text:p>7.41199836423</text:p>
              </table:table-cell>
              <table:table-cell office:value-type="float" office:value="7.41199836423">
                <text:p>7.4119983642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4.823996692">
                <text:p>14.823996692</text:p>
              </table:table-cell>
              <table:table-cell office:value-type="float" office:value="7.411998346">
                <text:p>7.411998346</text:p>
              </table:table-cell>
              <table:table-cell office:value-type="float" office:value="7.411998346">
                <text:p>7.4119983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4.8239966609">
                <text:p>14.8239966609</text:p>
              </table:table-cell>
              <table:table-cell office:value-type="float" office:value="7.41199833046">
                <text:p>7.41199833046</text:p>
              </table:table-cell>
              <table:table-cell office:value-type="float" office:value="7.41199833046">
                <text:p>7.4119983304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4.8239966323">
                <text:p>14.8239966323</text:p>
              </table:table-cell>
              <table:table-cell office:value-type="float" office:value="7.41199831614">
                <text:p>7.41199831614</text:p>
              </table:table-cell>
              <table:table-cell office:value-type="float" office:value="7.41199831614">
                <text:p>7.4119983161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4.8239966038">
                <text:p>14.8239966038</text:p>
              </table:table-cell>
              <table:table-cell office:value-type="float" office:value="7.4119983019">
                <text:p>7.4119983019</text:p>
              </table:table-cell>
              <table:table-cell office:value-type="float" office:value="7.4119983019">
                <text:p>7.411998301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4.8239965799">
                <text:p>14.8239965799</text:p>
              </table:table-cell>
              <table:table-cell office:value-type="float" office:value="7.41199828997">
                <text:p>7.41199828997</text:p>
              </table:table-cell>
              <table:table-cell office:value-type="float" office:value="7.41199828997">
                <text:p>7.4119982899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4.823996557">
                <text:p>14.823996557</text:p>
              </table:table-cell>
              <table:table-cell office:value-type="float" office:value="7.4119982785">
                <text:p>7.4119982785</text:p>
              </table:table-cell>
              <table:table-cell office:value-type="float" office:value="7.4119982785">
                <text:p>7.41199827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.8239965352">
                <text:p>14.8239965352</text:p>
              </table:table-cell>
              <table:table-cell office:value-type="float" office:value="7.41199826759">
                <text:p>7.41199826759</text:p>
              </table:table-cell>
              <table:table-cell office:value-type="float" office:value="7.41199826759">
                <text:p>7.4119982675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4.8239965151">
                <text:p>14.8239965151</text:p>
              </table:table-cell>
              <table:table-cell office:value-type="float" office:value="7.41199825753">
                <text:p>7.41199825753</text:p>
              </table:table-cell>
              <table:table-cell office:value-type="float" office:value="7.41199825753">
                <text:p>7.4119982575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4.8239964974">
                <text:p>14.8239964974</text:p>
              </table:table-cell>
              <table:table-cell office:value-type="float" office:value="7.41199824871">
                <text:p>7.41199824871</text:p>
              </table:table-cell>
              <table:table-cell office:value-type="float" office:value="7.41199824871">
                <text:p>7.4119982487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4.8239964801">
                <text:p>14.8239964801</text:p>
              </table:table-cell>
              <table:table-cell office:value-type="float" office:value="7.41199824004">
                <text:p>7.41199824004</text:p>
              </table:table-cell>
              <table:table-cell office:value-type="float" office:value="7.41199824004">
                <text:p>7.4119982400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4.8239964643">
                <text:p>14.8239964643</text:p>
              </table:table-cell>
              <table:table-cell office:value-type="float" office:value="7.41199823217">
                <text:p>7.41199823217</text:p>
              </table:table-cell>
              <table:table-cell office:value-type="float" office:value="7.41199823217">
                <text:p>7.4119982321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.8239964501">
                <text:p>14.8239964501</text:p>
              </table:table-cell>
              <table:table-cell office:value-type="float" office:value="7.41199822504">
                <text:p>7.41199822504</text:p>
              </table:table-cell>
              <table:table-cell office:value-type="float" office:value="7.41199822504">
                <text:p>7.4119982250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8.5994304713">
                <text:p>18.5994304713</text:p>
              </table:table-cell>
              <table:table-cell office:value-type="float" office:value="9.29971523564">
                <text:p>9.29971523564</text:p>
              </table:table-cell>
              <table:table-cell office:value-type="float" office:value="9.29971523564">
                <text:p>9.2997152356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8.5994303774">
                <text:p>18.5994303774</text:p>
              </table:table-cell>
              <table:table-cell office:value-type="float" office:value="9.29971518872">
                <text:p>9.29971518872</text:p>
              </table:table-cell>
              <table:table-cell office:value-type="float" office:value="9.29971518872">
                <text:p>9.2997151887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8.5994303045">
                <text:p>18.5994303045</text:p>
              </table:table-cell>
              <table:table-cell office:value-type="float" office:value="9.29971515225">
                <text:p>9.29971515225</text:p>
              </table:table-cell>
              <table:table-cell office:value-type="float" office:value="9.29971515225">
                <text:p>9.2997151522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18.599430243">
                <text:p>18.599430243</text:p>
              </table:table-cell>
              <table:table-cell office:value-type="float" office:value="9.29971512148">
                <text:p>9.29971512148</text:p>
              </table:table-cell>
              <table:table-cell office:value-type="float" office:value="9.29971512148">
                <text:p>9.299715121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8.5994301865">
                <text:p>18.5994301865</text:p>
              </table:table-cell>
              <table:table-cell office:value-type="float" office:value="9.29971509323">
                <text:p>9.29971509323</text:p>
              </table:table-cell>
              <table:table-cell office:value-type="float" office:value="9.29971509323">
                <text:p>9.29971509323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18.5994301357">
                <text:p>18.5994301357</text:p>
              </table:table-cell>
              <table:table-cell office:value-type="float" office:value="9.29971506785">
                <text:p>9.29971506785</text:p>
              </table:table-cell>
              <table:table-cell office:value-type="float" office:value="9.29971506785">
                <text:p>9.2997150678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8.5994300879">
                <text:p>18.5994300879</text:p>
              </table:table-cell>
              <table:table-cell office:value-type="float" office:value="9.29971504394">
                <text:p>9.29971504394</text:p>
              </table:table-cell>
              <table:table-cell office:value-type="float" office:value="9.29971504394">
                <text:p>9.2997150439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8.5994300447">
                <text:p>18.5994300447</text:p>
              </table:table-cell>
              <table:table-cell office:value-type="float" office:value="9.29971502236">
                <text:p>9.29971502236</text:p>
              </table:table-cell>
              <table:table-cell office:value-type="float" office:value="9.29971502236">
                <text:p>9.2997150223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8.5994300039">
                <text:p>18.5994300039</text:p>
              </table:table-cell>
              <table:table-cell office:value-type="float" office:value="9.29971500195">
                <text:p>9.29971500195</text:p>
              </table:table-cell>
              <table:table-cell office:value-type="float" office:value="9.29971500195">
                <text:p>9.2997150019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8.5994299648">
                <text:p>18.5994299648</text:p>
              </table:table-cell>
              <table:table-cell office:value-type="float" office:value="9.2997149824">
                <text:p>9.2997149824</text:p>
              </table:table-cell>
              <table:table-cell office:value-type="float" office:value="9.2997149824">
                <text:p>9.299714982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18.5994299299">
                <text:p>18.5994299299</text:p>
              </table:table-cell>
              <table:table-cell office:value-type="float" office:value="9.29971496496">
                <text:p>9.29971496496</text:p>
              </table:table-cell>
              <table:table-cell office:value-type="float" office:value="9.29971496496">
                <text:p>9.2997149649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18.5994298953">
                <text:p>18.5994298953</text:p>
              </table:table-cell>
              <table:table-cell office:value-type="float" office:value="9.29971494763">
                <text:p>9.29971494763</text:p>
              </table:table-cell>
              <table:table-cell office:value-type="float" office:value="9.29971494763">
                <text:p>9.2997149476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8.5994298608">
                <text:p>18.5994298608</text:p>
              </table:table-cell>
              <table:table-cell office:value-type="float" office:value="9.2997149304">
                <text:p>9.2997149304</text:p>
              </table:table-cell>
              <table:table-cell office:value-type="float" office:value="9.2997149304">
                <text:p>9.299714930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18.5994298296">
                <text:p>18.5994298296</text:p>
              </table:table-cell>
              <table:table-cell office:value-type="float" office:value="9.29971491481">
                <text:p>9.29971491481</text:p>
              </table:table-cell>
              <table:table-cell office:value-type="float" office:value="9.29971491481">
                <text:p>9.2997149148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8.5994298013">
                <text:p>18.5994298013</text:p>
              </table:table-cell>
              <table:table-cell office:value-type="float" office:value="9.29971490067">
                <text:p>9.29971490067</text:p>
              </table:table-cell>
              <table:table-cell office:value-type="float" office:value="9.29971490067">
                <text:p>9.2997149006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18.5994297723">
                <text:p>18.5994297723</text:p>
              </table:table-cell>
              <table:table-cell office:value-type="float" office:value="9.29971488616">
                <text:p>9.29971488616</text:p>
              </table:table-cell>
              <table:table-cell office:value-type="float" office:value="9.29971488616">
                <text:p>9.2997148861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8.5994297456">
                <text:p>18.5994297456</text:p>
              </table:table-cell>
              <table:table-cell office:value-type="float" office:value="9.29971487278">
                <text:p>9.29971487278</text:p>
              </table:table-cell>
              <table:table-cell office:value-type="float" office:value="9.29971487278">
                <text:p>9.2997148727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8.5994297224">
                <text:p>18.5994297224</text:p>
              </table:table-cell>
              <table:table-cell office:value-type="float" office:value="9.29971486119">
                <text:p>9.29971486119</text:p>
              </table:table-cell>
              <table:table-cell office:value-type="float" office:value="9.29971486119">
                <text:p>9.2997148611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8.5994296957">
                <text:p>18.5994296957</text:p>
              </table:table-cell>
              <table:table-cell office:value-type="float" office:value="9.29971484784">
                <text:p>9.29971484784</text:p>
              </table:table-cell>
              <table:table-cell office:value-type="float" office:value="9.29971484784">
                <text:p>9.2997148478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8.5994296705">
                <text:p>18.5994296705</text:p>
              </table:table-cell>
              <table:table-cell office:value-type="float" office:value="9.29971483526">
                <text:p>9.29971483526</text:p>
              </table:table-cell>
              <table:table-cell office:value-type="float" office:value="9.29971483526">
                <text:p>9.299714835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18.5994296535">
                <text:p>18.5994296535</text:p>
              </table:table-cell>
              <table:table-cell office:value-type="float" office:value="9.29971482676">
                <text:p>9.29971482676</text:p>
              </table:table-cell>
              <table:table-cell office:value-type="float" office:value="9.29971482676">
                <text:p>9.2997148267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18.5994296315">
                <text:p>18.5994296315</text:p>
              </table:table-cell>
              <table:table-cell office:value-type="float" office:value="9.29971481575">
                <text:p>9.29971481575</text:p>
              </table:table-cell>
              <table:table-cell office:value-type="float" office:value="9.29971481575">
                <text:p>9.2997148157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18.5994296093">
                <text:p>18.5994296093</text:p>
              </table:table-cell>
              <table:table-cell office:value-type="float" office:value="9.29971480467">
                <text:p>9.29971480467</text:p>
              </table:table-cell>
              <table:table-cell office:value-type="float" office:value="9.29971480467">
                <text:p>9.2997148046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18.5994295911">
                <text:p>18.5994295911</text:p>
              </table:table-cell>
              <table:table-cell office:value-type="float" office:value="9.29971479556">
                <text:p>9.29971479556</text:p>
              </table:table-cell>
              <table:table-cell office:value-type="float" office:value="9.29971479556">
                <text:p>9.2997147955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3615513023">
                <text:p>23.3615513023</text:p>
              </table:table-cell>
              <table:table-cell office:value-type="float" office:value="11.6807756511">
                <text:p>11.6807756511</text:p>
              </table:table-cell>
              <table:table-cell office:value-type="float" office:value="11.6807756511">
                <text:p>11.6807756511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23.3615511502">
                <text:p>23.3615511502</text:p>
              </table:table-cell>
              <table:table-cell office:value-type="float" office:value="11.6807755751">
                <text:p>11.6807755751</text:p>
              </table:table-cell>
              <table:table-cell office:value-type="float" office:value="11.6807755751">
                <text:p>11.680775575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3.3615511037">
                <text:p>23.3615511037</text:p>
              </table:table-cell>
              <table:table-cell office:value-type="float" office:value="11.6807755519">
                <text:p>11.6807755519</text:p>
              </table:table-cell>
              <table:table-cell office:value-type="float" office:value="11.6807755519">
                <text:p>11.680775551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23.3615510737">
                <text:p>23.3615510737</text:p>
              </table:table-cell>
              <table:table-cell office:value-type="float" office:value="11.6807755369">
                <text:p>11.6807755369</text:p>
              </table:table-cell>
              <table:table-cell office:value-type="float" office:value="11.6807755369">
                <text:p>11.680775536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3.3615510561">
                <text:p>23.3615510561</text:p>
              </table:table-cell>
              <table:table-cell office:value-type="float" office:value="11.680775528">
                <text:p>11.680775528</text:p>
              </table:table-cell>
              <table:table-cell office:value-type="float" office:value="11.680775528">
                <text:p>11.68077552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3.361551046">
                <text:p>23.361551046</text:p>
              </table:table-cell>
              <table:table-cell office:value-type="float" office:value="11.680775523">
                <text:p>11.680775523</text:p>
              </table:table-cell>
              <table:table-cell office:value-type="float" office:value="11.680775523">
                <text:p>11.68077552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3.3615510404">
                <text:p>23.3615510404</text:p>
              </table:table-cell>
              <table:table-cell office:value-type="float" office:value="11.6807755202">
                <text:p>11.6807755202</text:p>
              </table:table-cell>
              <table:table-cell office:value-type="float" office:value="11.6807755202">
                <text:p>11.6807755202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23.3615510386">
                <text:p>23.3615510386</text:p>
              </table:table-cell>
              <table:table-cell office:value-type="float" office:value="11.6807755193">
                <text:p>11.6807755193</text:p>
              </table:table-cell>
              <table:table-cell office:value-type="float" office:value="11.6807755193">
                <text:p>11.6807755193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3.3615510402">
                <text:p>23.3615510402</text:p>
              </table:table-cell>
              <table:table-cell office:value-type="float" office:value="11.6807755201">
                <text:p>11.6807755201</text:p>
              </table:table-cell>
              <table:table-cell office:value-type="float" office:value="11.6807755201">
                <text:p>11.6807755201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23.3615510436">
                <text:p>23.3615510436</text:p>
              </table:table-cell>
              <table:table-cell office:value-type="float" office:value="11.6807755218">
                <text:p>11.6807755218</text:p>
              </table:table-cell>
              <table:table-cell office:value-type="float" office:value="11.6807755218">
                <text:p>11.680775521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3.3615510516">
                <text:p>23.3615510516</text:p>
              </table:table-cell>
              <table:table-cell office:value-type="float" office:value="11.6807755258">
                <text:p>11.6807755258</text:p>
              </table:table-cell>
              <table:table-cell office:value-type="float" office:value="11.6807755258">
                <text:p>11.680775525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23.3615510598">
                <text:p>23.3615510598</text:p>
              </table:table-cell>
              <table:table-cell office:value-type="float" office:value="11.6807755299">
                <text:p>11.6807755299</text:p>
              </table:table-cell>
              <table:table-cell office:value-type="float" office:value="11.6807755299">
                <text:p>11.6807755299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23.3615510698">
                <text:p>23.3615510698</text:p>
              </table:table-cell>
              <table:table-cell office:value-type="float" office:value="11.6807755349">
                <text:p>11.6807755349</text:p>
              </table:table-cell>
              <table:table-cell office:value-type="float" office:value="11.6807755349">
                <text:p>11.6807755349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23.3615510819">
                <text:p>23.3615510819</text:p>
              </table:table-cell>
              <table:table-cell office:value-type="float" office:value="11.6807755409">
                <text:p>11.6807755409</text:p>
              </table:table-cell>
              <table:table-cell office:value-type="float" office:value="11.6807755409">
                <text:p>11.6807755409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23.3615510959">
                <text:p>23.3615510959</text:p>
              </table:table-cell>
              <table:table-cell office:value-type="float" office:value="11.680775548">
                <text:p>11.680775548</text:p>
              </table:table-cell>
              <table:table-cell office:value-type="float" office:value="11.680775548">
                <text:p>11.680775548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23.3615511068">
                <text:p>23.3615511068</text:p>
              </table:table-cell>
              <table:table-cell office:value-type="float" office:value="11.6807755534">
                <text:p>11.6807755534</text:p>
              </table:table-cell>
              <table:table-cell office:value-type="float" office:value="11.6807755534">
                <text:p>11.680775553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23.36155113">
                <text:p>23.36155113</text:p>
              </table:table-cell>
              <table:table-cell office:value-type="float" office:value="11.680775565">
                <text:p>11.680775565</text:p>
              </table:table-cell>
              <table:table-cell office:value-type="float" office:value="11.680775565">
                <text:p>11.68077556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23.361551142">
                <text:p>23.361551142</text:p>
              </table:table-cell>
              <table:table-cell office:value-type="float" office:value="11.680775571">
                <text:p>11.680775571</text:p>
              </table:table-cell>
              <table:table-cell office:value-type="float" office:value="11.680775571">
                <text:p>11.680775571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23.3615511656">
                <text:p>23.3615511656</text:p>
              </table:table-cell>
              <table:table-cell office:value-type="float" office:value="11.6807755828">
                <text:p>11.6807755828</text:p>
              </table:table-cell>
              <table:table-cell office:value-type="float" office:value="11.6807755828">
                <text:p>11.6807755828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23.3615511884">
                <text:p>23.3615511884</text:p>
              </table:table-cell>
              <table:table-cell office:value-type="float" office:value="11.6807755942">
                <text:p>11.6807755942</text:p>
              </table:table-cell>
              <table:table-cell office:value-type="float" office:value="11.6807755942">
                <text:p>11.680775594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3.3615512092">
                <text:p>23.3615512092</text:p>
              </table:table-cell>
              <table:table-cell office:value-type="float" office:value="11.6807756046">
                <text:p>11.6807756046</text:p>
              </table:table-cell>
              <table:table-cell office:value-type="float" office:value="11.6807756046">
                <text:p>11.680775604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23.3615512338">
                <text:p>23.3615512338</text:p>
              </table:table-cell>
              <table:table-cell office:value-type="float" office:value="11.6807756169">
                <text:p>11.6807756169</text:p>
              </table:table-cell>
              <table:table-cell office:value-type="float" office:value="11.6807756169">
                <text:p>11.680775616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23.3615512567">
                <text:p>23.3615512567</text:p>
              </table:table-cell>
              <table:table-cell office:value-type="float" office:value="11.6807756284">
                <text:p>11.6807756284</text:p>
              </table:table-cell>
              <table:table-cell office:value-type="float" office:value="11.6807756284">
                <text:p>11.6807756284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23.3615512796">
                <text:p>23.3615512796</text:p>
              </table:table-cell>
              <table:table-cell office:value-type="float" office:value="11.6807756398">
                <text:p>11.6807756398</text:p>
              </table:table-cell>
              <table:table-cell office:value-type="float" office:value="11.6807756398">
                <text:p>11.680775639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23.3615512988">
                <text:p>23.3615512988</text:p>
              </table:table-cell>
              <table:table-cell office:value-type="float" office:value="11.6807756494">
                <text:p>11.6807756494</text:p>
              </table:table-cell>
              <table:table-cell office:value-type="float" office:value="11.6807756494">
                <text:p>11.6807756494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3.3615513254">
                <text:p>23.3615513254</text:p>
              </table:table-cell>
              <table:table-cell office:value-type="float" office:value="11.6807756627">
                <text:p>11.6807756627</text:p>
              </table:table-cell>
              <table:table-cell office:value-type="float" office:value="11.6807756627">
                <text:p>11.680775662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31.666059516">
                <text:p>31.666059516</text:p>
              </table:table-cell>
              <table:table-cell office:value-type="float" office:value="15.833029758">
                <text:p>15.833029758</text:p>
              </table:table-cell>
              <table:table-cell office:value-type="float" office:value="15.833029758">
                <text:p>15.83302975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31.6660592639">
                <text:p>31.6660592639</text:p>
              </table:table-cell>
              <table:table-cell office:value-type="float" office:value="15.8330296319">
                <text:p>15.8330296319</text:p>
              </table:table-cell>
              <table:table-cell office:value-type="float" office:value="15.8330296319">
                <text:p>15.833029631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31.6660590861">
                <text:p>31.6660590861</text:p>
              </table:table-cell>
              <table:table-cell office:value-type="float" office:value="15.8330295431">
                <text:p>15.8330295431</text:p>
              </table:table-cell>
              <table:table-cell office:value-type="float" office:value="15.8330295431">
                <text:p>15.8330295431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31.6660589456">
                <text:p>31.6660589456</text:p>
              </table:table-cell>
              <table:table-cell office:value-type="float" office:value="15.8330294728">
                <text:p>15.8330294728</text:p>
              </table:table-cell>
              <table:table-cell office:value-type="float" office:value="15.8330294728">
                <text:p>15.833029472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31.6660588257">
                <text:p>31.6660588257</text:p>
              </table:table-cell>
              <table:table-cell office:value-type="float" office:value="15.8330294129">
                <text:p>15.8330294129</text:p>
              </table:table-cell>
              <table:table-cell office:value-type="float" office:value="15.8330294129">
                <text:p>15.8330294129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31.6660587202">
                <text:p>31.6660587202</text:p>
              </table:table-cell>
              <table:table-cell office:value-type="float" office:value="15.8330293601">
                <text:p>15.8330293601</text:p>
              </table:table-cell>
              <table:table-cell office:value-type="float" office:value="15.8330293601">
                <text:p>15.8330293601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31.6660586254">
                <text:p>31.6660586254</text:p>
              </table:table-cell>
              <table:table-cell office:value-type="float" office:value="15.8330293127">
                <text:p>15.8330293127</text:p>
              </table:table-cell>
              <table:table-cell office:value-type="float" office:value="15.8330293127">
                <text:p>15.8330293127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31.6660585446">
                <text:p>31.6660585446</text:p>
              </table:table-cell>
              <table:table-cell office:value-type="float" office:value="15.8330292723">
                <text:p>15.8330292723</text:p>
              </table:table-cell>
              <table:table-cell office:value-type="float" office:value="15.8330292723">
                <text:p>15.833029272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31.6660584663">
                <text:p>31.6660584663</text:p>
              </table:table-cell>
              <table:table-cell office:value-type="float" office:value="15.8330292331">
                <text:p>15.8330292331</text:p>
              </table:table-cell>
              <table:table-cell office:value-type="float" office:value="15.8330292331">
                <text:p>15.833029233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31.6660583972">
                <text:p>31.6660583972</text:p>
              </table:table-cell>
              <table:table-cell office:value-type="float" office:value="15.8330291986">
                <text:p>15.8330291986</text:p>
              </table:table-cell>
              <table:table-cell office:value-type="float" office:value="15.8330291986">
                <text:p>15.8330291986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31.6660583289">
                <text:p>31.6660583289</text:p>
              </table:table-cell>
              <table:table-cell office:value-type="float" office:value="15.8330291644">
                <text:p>15.8330291644</text:p>
              </table:table-cell>
              <table:table-cell office:value-type="float" office:value="15.8330291644">
                <text:p>15.8330291644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31.6660582655">
                <text:p>31.6660582655</text:p>
              </table:table-cell>
              <table:table-cell office:value-type="float" office:value="15.8330291328">
                <text:p>15.8330291328</text:p>
              </table:table-cell>
              <table:table-cell office:value-type="float" office:value="15.8330291328">
                <text:p>15.833029132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31.6660582064">
                <text:p>31.6660582064</text:p>
              </table:table-cell>
              <table:table-cell office:value-type="float" office:value="15.8330291032">
                <text:p>15.8330291032</text:p>
              </table:table-cell>
              <table:table-cell office:value-type="float" office:value="15.8330291032">
                <text:p>15.8330291032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31.6660581504">
                <text:p>31.6660581504</text:p>
              </table:table-cell>
              <table:table-cell office:value-type="float" office:value="15.8330290752">
                <text:p>15.8330290752</text:p>
              </table:table-cell>
              <table:table-cell office:value-type="float" office:value="15.8330290752">
                <text:p>15.833029075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31.6660580969">
                <text:p>31.6660580969</text:p>
              </table:table-cell>
              <table:table-cell office:value-type="float" office:value="15.8330290484">
                <text:p>15.8330290484</text:p>
              </table:table-cell>
              <table:table-cell office:value-type="float" office:value="15.8330290484">
                <text:p>15.8330290484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31.6660580485">
                <text:p>31.6660580485</text:p>
              </table:table-cell>
              <table:table-cell office:value-type="float" office:value="15.8330290243">
                <text:p>15.8330290243</text:p>
              </table:table-cell>
              <table:table-cell office:value-type="float" office:value="15.8330290243">
                <text:p>15.8330290243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31.6660579982">
                <text:p>31.6660579982</text:p>
              </table:table-cell>
              <table:table-cell office:value-type="float" office:value="15.8330289991">
                <text:p>15.8330289991</text:p>
              </table:table-cell>
              <table:table-cell office:value-type="float" office:value="15.8330289991">
                <text:p>15.8330289991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31.6660579587">
                <text:p>31.6660579587</text:p>
              </table:table-cell>
              <table:table-cell office:value-type="float" office:value="15.8330289793">
                <text:p>15.8330289793</text:p>
              </table:table-cell>
              <table:table-cell office:value-type="float" office:value="15.8330289793">
                <text:p>15.8330289793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31.666057913">
                <text:p>31.666057913</text:p>
              </table:table-cell>
              <table:table-cell office:value-type="float" office:value="15.8330289565">
                <text:p>15.8330289565</text:p>
              </table:table-cell>
              <table:table-cell office:value-type="float" office:value="15.8330289565">
                <text:p>15.833028956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31.6660578703">
                <text:p>31.6660578703</text:p>
              </table:table-cell>
              <table:table-cell office:value-type="float" office:value="15.8330289352">
                <text:p>15.8330289352</text:p>
              </table:table-cell>
              <table:table-cell office:value-type="float" office:value="15.8330289352">
                <text:p>15.8330289352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31.6660578317">
                <text:p>31.6660578317</text:p>
              </table:table-cell>
              <table:table-cell office:value-type="float" office:value="15.8330289158">
                <text:p>15.8330289158</text:p>
              </table:table-cell>
              <table:table-cell office:value-type="float" office:value="15.8330289158">
                <text:p>15.8330289158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31.6660577988">
                <text:p>31.6660577988</text:p>
              </table:table-cell>
              <table:table-cell office:value-type="float" office:value="15.8330288994">
                <text:p>15.8330288994</text:p>
              </table:table-cell>
              <table:table-cell office:value-type="float" office:value="15.8330288994">
                <text:p>15.833028899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31.6660577712">
                <text:p>31.6660577712</text:p>
              </table:table-cell>
              <table:table-cell office:value-type="float" office:value="15.8330288856">
                <text:p>15.8330288856</text:p>
              </table:table-cell>
              <table:table-cell office:value-type="float" office:value="15.8330288856">
                <text:p>15.8330288856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31.6660577306">
                <text:p>31.6660577306</text:p>
              </table:table-cell>
              <table:table-cell office:value-type="float" office:value="15.8330288653">
                <text:p>15.8330288653</text:p>
              </table:table-cell>
              <table:table-cell office:value-type="float" office:value="15.8330288653">
                <text:p>15.833028865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5.6481482415">
                <text:p>45.6481482415</text:p>
              </table:table-cell>
              <table:table-cell office:value-type="float" office:value="22.8240741207">
                <text:p>22.8240741207</text:p>
              </table:table-cell>
              <table:table-cell office:value-type="float" office:value="22.8240741207">
                <text:p>22.8240741207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5.6481476448">
                <text:p>45.6481476448</text:p>
              </table:table-cell>
              <table:table-cell office:value-type="float" office:value="22.8240738224">
                <text:p>22.8240738224</text:p>
              </table:table-cell>
              <table:table-cell office:value-type="float" office:value="22.8240738224">
                <text:p>22.824073822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5.6481473998">
                <text:p>45.6481473998</text:p>
              </table:table-cell>
              <table:table-cell office:value-type="float" office:value="22.8240736999">
                <text:p>22.8240736999</text:p>
              </table:table-cell>
              <table:table-cell office:value-type="float" office:value="22.8240736999">
                <text:p>22.8240736999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5.648147224">
                <text:p>45.648147224</text:p>
              </table:table-cell>
              <table:table-cell office:value-type="float" office:value="22.824073612">
                <text:p>22.824073612</text:p>
              </table:table-cell>
              <table:table-cell office:value-type="float" office:value="22.824073612">
                <text:p>22.82407361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5.6481470667">
                <text:p>45.6481470667</text:p>
              </table:table-cell>
              <table:table-cell office:value-type="float" office:value="22.8240735334">
                <text:p>22.8240735334</text:p>
              </table:table-cell>
              <table:table-cell office:value-type="float" office:value="22.8240735334">
                <text:p>22.824073533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5.6481469442">
                <text:p>45.6481469442</text:p>
              </table:table-cell>
              <table:table-cell office:value-type="float" office:value="22.8240734721">
                <text:p>22.8240734721</text:p>
              </table:table-cell>
              <table:table-cell office:value-type="float" office:value="22.8240734721">
                <text:p>22.824073472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5.6481468424">
                <text:p>45.6481468424</text:p>
              </table:table-cell>
              <table:table-cell office:value-type="float" office:value="22.8240734212">
                <text:p>22.8240734212</text:p>
              </table:table-cell>
              <table:table-cell office:value-type="float" office:value="22.8240734212">
                <text:p>22.8240734212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5.6481467359">
                <text:p>45.6481467359</text:p>
              </table:table-cell>
              <table:table-cell office:value-type="float" office:value="22.8240733679">
                <text:p>22.8240733679</text:p>
              </table:table-cell>
              <table:table-cell office:value-type="float" office:value="22.8240733679">
                <text:p>22.824073367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5.6481466415">
                <text:p>45.6481466415</text:p>
              </table:table-cell>
              <table:table-cell office:value-type="float" office:value="22.8240733208">
                <text:p>22.8240733208</text:p>
              </table:table-cell>
              <table:table-cell office:value-type="float" office:value="22.8240733208">
                <text:p>22.824073320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5.6481465513">
                <text:p>45.6481465513</text:p>
              </table:table-cell>
              <table:table-cell office:value-type="float" office:value="22.8240732757">
                <text:p>22.8240732757</text:p>
              </table:table-cell>
              <table:table-cell office:value-type="float" office:value="22.8240732757">
                <text:p>22.824073275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5.6481464751">
                <text:p>45.6481464751</text:p>
              </table:table-cell>
              <table:table-cell office:value-type="float" office:value="22.8240732376">
                <text:p>22.8240732376</text:p>
              </table:table-cell>
              <table:table-cell office:value-type="float" office:value="22.8240732376">
                <text:p>22.824073237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5.6481463998">
                <text:p>45.6481463998</text:p>
              </table:table-cell>
              <table:table-cell office:value-type="float" office:value="22.8240731999">
                <text:p>22.8240731999</text:p>
              </table:table-cell>
              <table:table-cell office:value-type="float" office:value="22.8240731999">
                <text:p>22.8240731999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5.6481463286">
                <text:p>45.6481463286</text:p>
              </table:table-cell>
              <table:table-cell office:value-type="float" office:value="22.8240731643">
                <text:p>22.8240731643</text:p>
              </table:table-cell>
              <table:table-cell office:value-type="float" office:value="22.8240731643">
                <text:p>22.8240731643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5.6481462551">
                <text:p>45.6481462551</text:p>
              </table:table-cell>
              <table:table-cell office:value-type="float" office:value="22.8240731275">
                <text:p>22.8240731275</text:p>
              </table:table-cell>
              <table:table-cell office:value-type="float" office:value="22.8240731275">
                <text:p>22.824073127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5.6481461951">
                <text:p>45.6481461951</text:p>
              </table:table-cell>
              <table:table-cell office:value-type="float" office:value="22.8240730976">
                <text:p>22.8240730976</text:p>
              </table:table-cell>
              <table:table-cell office:value-type="float" office:value="22.8240730976">
                <text:p>22.824073097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5.6481461375">
                <text:p>45.6481461375</text:p>
              </table:table-cell>
              <table:table-cell office:value-type="float" office:value="22.8240730687">
                <text:p>22.8240730687</text:p>
              </table:table-cell>
              <table:table-cell office:value-type="float" office:value="22.8240730687">
                <text:p>22.8240730687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5.648146076">
                <text:p>45.648146076</text:p>
              </table:table-cell>
              <table:table-cell office:value-type="float" office:value="22.824073038">
                <text:p>22.824073038</text:p>
              </table:table-cell>
              <table:table-cell office:value-type="float" office:value="22.824073038">
                <text:p>22.824073038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5.6481460236">
                <text:p>45.6481460236</text:p>
              </table:table-cell>
              <table:table-cell office:value-type="float" office:value="22.8240730118">
                <text:p>22.8240730118</text:p>
              </table:table-cell>
              <table:table-cell office:value-type="float" office:value="22.8240730118">
                <text:p>22.824073011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5.6481459675">
                <text:p>45.6481459675</text:p>
              </table:table-cell>
              <table:table-cell office:value-type="float" office:value="22.8240729838">
                <text:p>22.8240729838</text:p>
              </table:table-cell>
              <table:table-cell office:value-type="float" office:value="22.8240729838">
                <text:p>22.824072983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5.6481459075">
                <text:p>45.6481459075</text:p>
              </table:table-cell>
              <table:table-cell office:value-type="float" office:value="22.8240729538">
                <text:p>22.8240729538</text:p>
              </table:table-cell>
              <table:table-cell office:value-type="float" office:value="22.8240729538">
                <text:p>22.824072953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5.6481458648">
                <text:p>45.6481458648</text:p>
              </table:table-cell>
              <table:table-cell office:value-type="float" office:value="22.8240729324">
                <text:p>22.8240729324</text:p>
              </table:table-cell>
              <table:table-cell office:value-type="float" office:value="22.8240729324">
                <text:p>22.824072932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5.6481458084">
                <text:p>45.6481458084</text:p>
              </table:table-cell>
              <table:table-cell office:value-type="float" office:value="22.8240729042">
                <text:p>22.8240729042</text:p>
              </table:table-cell>
              <table:table-cell office:value-type="float" office:value="22.8240729042">
                <text:p>22.824072904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5.6481457627">
                <text:p>45.6481457627</text:p>
              </table:table-cell>
              <table:table-cell office:value-type="float" office:value="22.8240728813">
                <text:p>22.8240728813</text:p>
              </table:table-cell>
              <table:table-cell office:value-type="float" office:value="22.8240728813">
                <text:p>22.824072881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5.6481457149">
                <text:p>45.6481457149</text:p>
              </table:table-cell>
              <table:table-cell office:value-type="float" office:value="22.8240728574">
                <text:p>22.8240728574</text:p>
              </table:table-cell>
              <table:table-cell office:value-type="float" office:value="22.8240728574">
                <text:p>22.8240728574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5.6481456674">
                <text:p>45.6481456674</text:p>
              </table:table-cell>
              <table:table-cell office:value-type="float" office:value="22.8240728337">
                <text:p>22.8240728337</text:p>
              </table:table-cell>
              <table:table-cell office:value-type="float" office:value="22.8240728337">
                <text:p>22.824072833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5.6481456244">
                <text:p>45.6481456244</text:p>
              </table:table-cell>
              <table:table-cell office:value-type="float" office:value="22.8240728122">
                <text:p>22.8240728122</text:p>
              </table:table-cell>
              <table:table-cell office:value-type="float" office:value="22.8240728122">
                <text:p>22.824072812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77.2691285109">
                <text:p>77.2691285109</text:p>
              </table:table-cell>
              <table:table-cell office:value-type="float" office:value="38.6345642554">
                <text:p>38.6345642554</text:p>
              </table:table-cell>
              <table:table-cell office:value-type="float" office:value="38.6345642554">
                <text:p>38.634564255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77.2691281626">
                <text:p>77.2691281626</text:p>
              </table:table-cell>
              <table:table-cell office:value-type="float" office:value="38.6345640813">
                <text:p>38.6345640813</text:p>
              </table:table-cell>
              <table:table-cell office:value-type="float" office:value="38.6345640813">
                <text:p>38.6345640813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77.2691279147">
                <text:p>77.2691279147</text:p>
              </table:table-cell>
              <table:table-cell office:value-type="float" office:value="38.6345639573">
                <text:p>38.6345639573</text:p>
              </table:table-cell>
              <table:table-cell office:value-type="float" office:value="38.6345639573">
                <text:p>38.634563957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77.2691277419">
                <text:p>77.2691277419</text:p>
              </table:table-cell>
              <table:table-cell office:value-type="float" office:value="38.6345638709">
                <text:p>38.6345638709</text:p>
              </table:table-cell>
              <table:table-cell office:value-type="float" office:value="38.6345638709">
                <text:p>38.634563870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77.2691275699">
                <text:p>77.2691275699</text:p>
              </table:table-cell>
              <table:table-cell office:value-type="float" office:value="38.6345637849">
                <text:p>38.6345637849</text:p>
              </table:table-cell>
              <table:table-cell office:value-type="float" office:value="38.6345637849">
                <text:p>38.6345637849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77.2691274182">
                <text:p>77.2691274182</text:p>
              </table:table-cell>
              <table:table-cell office:value-type="float" office:value="38.6345637091">
                <text:p>38.6345637091</text:p>
              </table:table-cell>
              <table:table-cell office:value-type="float" office:value="38.6345637091">
                <text:p>38.6345637091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77.2691273032">
                <text:p>77.2691273032</text:p>
              </table:table-cell>
              <table:table-cell office:value-type="float" office:value="38.6345636516">
                <text:p>38.6345636516</text:p>
              </table:table-cell>
              <table:table-cell office:value-type="float" office:value="38.6345636516">
                <text:p>38.6345636516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77.2691271868">
                <text:p>77.2691271868</text:p>
              </table:table-cell>
              <table:table-cell office:value-type="float" office:value="38.6345635934">
                <text:p>38.6345635934</text:p>
              </table:table-cell>
              <table:table-cell office:value-type="float" office:value="38.6345635934">
                <text:p>38.634563593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77.2691271043">
                <text:p>77.2691271043</text:p>
              </table:table-cell>
              <table:table-cell office:value-type="float" office:value="38.6345635522">
                <text:p>38.6345635522</text:p>
              </table:table-cell>
              <table:table-cell office:value-type="float" office:value="38.6345635522">
                <text:p>38.634563552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77.269127013">
                <text:p>77.269127013</text:p>
              </table:table-cell>
              <table:table-cell office:value-type="float" office:value="38.6345635065">
                <text:p>38.6345635065</text:p>
              </table:table-cell>
              <table:table-cell office:value-type="float" office:value="38.6345635065">
                <text:p>38.6345635065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77.2691269363">
                <text:p>77.2691269363</text:p>
              </table:table-cell>
              <table:table-cell office:value-type="float" office:value="38.6345634681">
                <text:p>38.6345634681</text:p>
              </table:table-cell>
              <table:table-cell office:value-type="float" office:value="38.6345634681">
                <text:p>38.634563468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77.2691268514">
                <text:p>77.2691268514</text:p>
              </table:table-cell>
              <table:table-cell office:value-type="float" office:value="38.6345634257">
                <text:p>38.6345634257</text:p>
              </table:table-cell>
              <table:table-cell office:value-type="float" office:value="38.6345634257">
                <text:p>38.6345634257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77.2691267879">
                <text:p>77.2691267879</text:p>
              </table:table-cell>
              <table:table-cell office:value-type="float" office:value="38.6345633939">
                <text:p>38.6345633939</text:p>
              </table:table-cell>
              <table:table-cell office:value-type="float" office:value="38.6345633939">
                <text:p>38.6345633939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77.26912673">
                <text:p>77.26912673</text:p>
              </table:table-cell>
              <table:table-cell office:value-type="float" office:value="38.634563365">
                <text:p>38.634563365</text:p>
              </table:table-cell>
              <table:table-cell office:value-type="float" office:value="38.634563365">
                <text:p>38.63456336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77.2691266676">
                <text:p>77.2691266676</text:p>
              </table:table-cell>
              <table:table-cell office:value-type="float" office:value="38.6345633338">
                <text:p>38.6345633338</text:p>
              </table:table-cell>
              <table:table-cell office:value-type="float" office:value="38.6345633338">
                <text:p>38.6345633338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77.2691266195">
                <text:p>77.2691266195</text:p>
              </table:table-cell>
              <table:table-cell office:value-type="float" office:value="38.6345633098">
                <text:p>38.6345633098</text:p>
              </table:table-cell>
              <table:table-cell office:value-type="float" office:value="38.6345633098">
                <text:p>38.634563309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77.2691265634">
                <text:p>77.2691265634</text:p>
              </table:table-cell>
              <table:table-cell office:value-type="float" office:value="38.6345632817">
                <text:p>38.6345632817</text:p>
              </table:table-cell>
              <table:table-cell office:value-type="float" office:value="38.6345632817">
                <text:p>38.634563281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77.2691265247">
                <text:p>77.2691265247</text:p>
              </table:table-cell>
              <table:table-cell office:value-type="float" office:value="38.6345632624">
                <text:p>38.6345632624</text:p>
              </table:table-cell>
              <table:table-cell office:value-type="float" office:value="38.6345632623">
                <text:p>38.634563262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77.2691264815">
                <text:p>77.2691264815</text:p>
              </table:table-cell>
              <table:table-cell office:value-type="float" office:value="38.6345632408">
                <text:p>38.6345632408</text:p>
              </table:table-cell>
              <table:table-cell office:value-type="float" office:value="38.6345632408">
                <text:p>38.634563240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77.2691264297">
                <text:p>77.2691264297</text:p>
              </table:table-cell>
              <table:table-cell office:value-type="float" office:value="38.6345632148">
                <text:p>38.6345632148</text:p>
              </table:table-cell>
              <table:table-cell office:value-type="float" office:value="38.6345632148">
                <text:p>38.6345632148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77.2691263908">
                <text:p>77.2691263908</text:p>
              </table:table-cell>
              <table:table-cell office:value-type="float" office:value="38.6345631954">
                <text:p>38.6345631954</text:p>
              </table:table-cell>
              <table:table-cell office:value-type="float" office:value="38.6345631954">
                <text:p>38.6345631954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77.2691263588">
                <text:p>77.2691263588</text:p>
              </table:table-cell>
              <table:table-cell office:value-type="float" office:value="38.6345631794">
                <text:p>38.6345631794</text:p>
              </table:table-cell>
              <table:table-cell office:value-type="float" office:value="38.6345631794">
                <text:p>38.6345631794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77.2691263248">
                <text:p>77.2691263248</text:p>
              </table:table-cell>
              <table:table-cell office:value-type="float" office:value="38.6345631624">
                <text:p>38.6345631624</text:p>
              </table:table-cell>
              <table:table-cell office:value-type="float" office:value="38.6345631624">
                <text:p>38.634563162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77.2691263033">
                <text:p>77.2691263033</text:p>
              </table:table-cell>
              <table:table-cell office:value-type="float" office:value="38.6345631516">
                <text:p>38.6345631516</text:p>
              </table:table-cell>
              <table:table-cell office:value-type="float" office:value="38.6345631516">
                <text:p>38.63456315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8.294492002">
                <text:p>138.294492002</text:p>
              </table:table-cell>
              <table:table-cell office:value-type="float" office:value="69.1472460008">
                <text:p>69.1472460008</text:p>
              </table:table-cell>
              <table:table-cell office:value-type="float" office:value="69.1472460008">
                <text:p>69.147246000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38.29449001">
                <text:p>138.29449001</text:p>
              </table:table-cell>
              <table:table-cell office:value-type="float" office:value="69.1472450048">
                <text:p>69.1472450048</text:p>
              </table:table-cell>
              <table:table-cell office:value-type="float" office:value="69.1472450048">
                <text:p>69.147245004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38.294489272">
                <text:p>138.294489272</text:p>
              </table:table-cell>
              <table:table-cell office:value-type="float" office:value="69.1472446362">
                <text:p>69.1472446362</text:p>
              </table:table-cell>
              <table:table-cell office:value-type="float" office:value="69.1472446362">
                <text:p>69.147244636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38.294488749">
                <text:p>138.294488749</text:p>
              </table:table-cell>
              <table:table-cell office:value-type="float" office:value="69.1472443747">
                <text:p>69.1472443747</text:p>
              </table:table-cell>
              <table:table-cell office:value-type="float" office:value="69.1472443747">
                <text:p>69.1472443747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38.294488364">
                <text:p>138.294488364</text:p>
              </table:table-cell>
              <table:table-cell office:value-type="float" office:value="69.147244182">
                <text:p>69.147244182</text:p>
              </table:table-cell>
              <table:table-cell office:value-type="float" office:value="69.147244182">
                <text:p>69.14724418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38.294488051">
                <text:p>138.294488051</text:p>
              </table:table-cell>
              <table:table-cell office:value-type="float" office:value="69.1472440255">
                <text:p>69.1472440255</text:p>
              </table:table-cell>
              <table:table-cell office:value-type="float" office:value="69.1472440255">
                <text:p>69.147244025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38.294487709">
                <text:p>138.294487709</text:p>
              </table:table-cell>
              <table:table-cell office:value-type="float" office:value="69.1472438544">
                <text:p>69.1472438544</text:p>
              </table:table-cell>
              <table:table-cell office:value-type="float" office:value="69.1472438544">
                <text:p>69.147243854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38.294487489">
                <text:p>138.294487489</text:p>
              </table:table-cell>
              <table:table-cell office:value-type="float" office:value="69.1472437447">
                <text:p>69.1472437447</text:p>
              </table:table-cell>
              <table:table-cell office:value-type="float" office:value="69.1472437447">
                <text:p>69.147243744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38.294487264">
                <text:p>138.294487264</text:p>
              </table:table-cell>
              <table:table-cell office:value-type="float" office:value="69.147243632">
                <text:p>69.147243632</text:p>
              </table:table-cell>
              <table:table-cell office:value-type="float" office:value="69.147243632">
                <text:p>69.147243632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38.294487046">
                <text:p>138.294487046</text:p>
              </table:table-cell>
              <table:table-cell office:value-type="float" office:value="69.1472435228">
                <text:p>69.1472435228</text:p>
              </table:table-cell>
              <table:table-cell office:value-type="float" office:value="69.1472435228">
                <text:p>69.147243522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8.294486901">
                <text:p>138.294486901</text:p>
              </table:table-cell>
              <table:table-cell office:value-type="float" office:value="69.1472434505">
                <text:p>69.1472434505</text:p>
              </table:table-cell>
              <table:table-cell office:value-type="float" office:value="69.1472434505">
                <text:p>69.1472434505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38.294486734">
                <text:p>138.294486734</text:p>
              </table:table-cell>
              <table:table-cell office:value-type="float" office:value="69.1472433672">
                <text:p>69.1472433672</text:p>
              </table:table-cell>
              <table:table-cell office:value-type="float" office:value="69.1472433672">
                <text:p>69.147243367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38.294486581">
                <text:p>138.294486581</text:p>
              </table:table-cell>
              <table:table-cell office:value-type="float" office:value="69.1472432903">
                <text:p>69.1472432903</text:p>
              </table:table-cell>
              <table:table-cell office:value-type="float" office:value="69.1472432903">
                <text:p>69.1472432903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38.294486417">
                <text:p>138.294486417</text:p>
              </table:table-cell>
              <table:table-cell office:value-type="float" office:value="69.1472432087">
                <text:p>69.1472432087</text:p>
              </table:table-cell>
              <table:table-cell office:value-type="float" office:value="69.1472432087">
                <text:p>69.1472432087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38.294486285">
                <text:p>138.294486285</text:p>
              </table:table-cell>
              <table:table-cell office:value-type="float" office:value="69.1472431427">
                <text:p>69.1472431427</text:p>
              </table:table-cell>
              <table:table-cell office:value-type="float" office:value="69.1472431427">
                <text:p>69.147243142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38.294486191">
                <text:p>138.294486191</text:p>
              </table:table-cell>
              <table:table-cell office:value-type="float" office:value="69.1472430954">
                <text:p>69.1472430954</text:p>
              </table:table-cell>
              <table:table-cell office:value-type="float" office:value="69.1472430954">
                <text:p>69.1472430954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38.294486057">
                <text:p>138.294486057</text:p>
              </table:table-cell>
              <table:table-cell office:value-type="float" office:value="69.1472430284">
                <text:p>69.1472430284</text:p>
              </table:table-cell>
              <table:table-cell office:value-type="float" office:value="69.1472430284">
                <text:p>69.1472430284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38.294485959">
                <text:p>138.294485959</text:p>
              </table:table-cell>
              <table:table-cell office:value-type="float" office:value="69.1472429793">
                <text:p>69.1472429793</text:p>
              </table:table-cell>
              <table:table-cell office:value-type="float" office:value="69.1472429793">
                <text:p>69.1472429793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38.294485859">
                <text:p>138.294485859</text:p>
              </table:table-cell>
              <table:table-cell office:value-type="float" office:value="69.1472429295">
                <text:p>69.1472429295</text:p>
              </table:table-cell>
              <table:table-cell office:value-type="float" office:value="69.1472429295">
                <text:p>69.1472429295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38.294485755">
                <text:p>138.294485755</text:p>
              </table:table-cell>
              <table:table-cell office:value-type="float" office:value="69.1472428774">
                <text:p>69.1472428774</text:p>
              </table:table-cell>
              <table:table-cell office:value-type="float" office:value="69.1472428774">
                <text:p>69.147242877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38.294485677">
                <text:p>138.294485677</text:p>
              </table:table-cell>
              <table:table-cell office:value-type="float" office:value="69.1472428386">
                <text:p>69.1472428386</text:p>
              </table:table-cell>
              <table:table-cell office:value-type="float" office:value="69.1472428386">
                <text:p>69.147242838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38.294485614">
                <text:p>138.294485614</text:p>
              </table:table-cell>
              <table:table-cell office:value-type="float" office:value="69.1472428068">
                <text:p>69.1472428068</text:p>
              </table:table-cell>
              <table:table-cell office:value-type="float" office:value="69.1472428068">
                <text:p>69.1472428068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38.294485511">
                <text:p>138.294485511</text:p>
              </table:table-cell>
              <table:table-cell office:value-type="float" office:value="69.1472427557">
                <text:p>69.1472427557</text:p>
              </table:table-cell>
              <table:table-cell office:value-type="float" office:value="69.1472427557">
                <text:p>69.1472427557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38.29448544">
                <text:p>138.29448544</text:p>
              </table:table-cell>
              <table:table-cell office:value-type="float" office:value="69.1472427198">
                <text:p>69.1472427198</text:p>
              </table:table-cell>
              <table:table-cell office:value-type="float" office:value="69.1472427198">
                <text:p>69.1472427198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38.294485378">
                <text:p>138.294485378</text:p>
              </table:table-cell>
              <table:table-cell office:value-type="float" office:value="69.1472426892">
                <text:p>69.1472426892</text:p>
              </table:table-cell>
              <table:table-cell office:value-type="float" office:value="69.1472426892">
                <text:p>69.1472426892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38.294485277">
                <text:p>138.294485277</text:p>
              </table:table-cell>
              <table:table-cell office:value-type="float" office:value="69.1472426387">
                <text:p>69.1472426387</text:p>
              </table:table-cell>
              <table:table-cell office:value-type="float" office:value="69.1472426387">
                <text:p>69.147242638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50.543748095">
                <text:p>250.543748095</text:p>
              </table:table-cell>
              <table:table-cell office:value-type="float" office:value="125.271874047">
                <text:p>125.271874047</text:p>
              </table:table-cell>
              <table:table-cell office:value-type="float" office:value="125.271874047">
                <text:p>125.27187404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50.543747079">
                <text:p>250.543747079</text:p>
              </table:table-cell>
              <table:table-cell office:value-type="float" office:value="125.271873539">
                <text:p>125.271873539</text:p>
              </table:table-cell>
              <table:table-cell office:value-type="float" office:value="125.271873539">
                <text:p>125.27187353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50.543746428">
                <text:p>250.543746428</text:p>
              </table:table-cell>
              <table:table-cell office:value-type="float" office:value="125.271873214">
                <text:p>125.271873214</text:p>
              </table:table-cell>
              <table:table-cell office:value-type="float" office:value="125.271873214">
                <text:p>125.271873214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50.543745993">
                <text:p>250.543745993</text:p>
              </table:table-cell>
              <table:table-cell office:value-type="float" office:value="125.271872996">
                <text:p>125.271872996</text:p>
              </table:table-cell>
              <table:table-cell office:value-type="float" office:value="125.271872996">
                <text:p>125.271872996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50.543745671">
                <text:p>250.543745671</text:p>
              </table:table-cell>
              <table:table-cell office:value-type="float" office:value="125.271872836">
                <text:p>125.271872836</text:p>
              </table:table-cell>
              <table:table-cell office:value-type="float" office:value="125.271872836">
                <text:p>125.271872836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50.543745426">
                <text:p>250.543745426</text:p>
              </table:table-cell>
              <table:table-cell office:value-type="float" office:value="125.271872713">
                <text:p>125.271872713</text:p>
              </table:table-cell>
              <table:table-cell office:value-type="float" office:value="125.271872713">
                <text:p>125.271872713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50.543745242">
                <text:p>250.543745242</text:p>
              </table:table-cell>
              <table:table-cell office:value-type="float" office:value="125.271872621">
                <text:p>125.271872621</text:p>
              </table:table-cell>
              <table:table-cell office:value-type="float" office:value="125.271872621">
                <text:p>125.271872621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50.543745123">
                <text:p>250.543745123</text:p>
              </table:table-cell>
              <table:table-cell office:value-type="float" office:value="125.271872561">
                <text:p>125.271872561</text:p>
              </table:table-cell>
              <table:table-cell office:value-type="float" office:value="125.271872561">
                <text:p>125.271872561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50.543745018">
                <text:p>250.543745018</text:p>
              </table:table-cell>
              <table:table-cell office:value-type="float" office:value="125.271872509">
                <text:p>125.271872509</text:p>
              </table:table-cell>
              <table:table-cell office:value-type="float" office:value="125.271872509">
                <text:p>125.271872509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50.543744987">
                <text:p>250.543744987</text:p>
              </table:table-cell>
              <table:table-cell office:value-type="float" office:value="125.271872494">
                <text:p>125.271872494</text:p>
              </table:table-cell>
              <table:table-cell office:value-type="float" office:value="125.271872494">
                <text:p>125.271872494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50.543744919">
                <text:p>250.543744919</text:p>
              </table:table-cell>
              <table:table-cell office:value-type="float" office:value="125.27187246">
                <text:p>125.27187246</text:p>
              </table:table-cell>
              <table:table-cell office:value-type="float" office:value="125.27187246">
                <text:p>125.27187246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50.543744938">
                <text:p>250.543744938</text:p>
              </table:table-cell>
              <table:table-cell office:value-type="float" office:value="125.271872469">
                <text:p>125.271872469</text:p>
              </table:table-cell>
              <table:table-cell office:value-type="float" office:value="125.271872469">
                <text:p>125.27187246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50.543744969">
                <text:p>250.543744969</text:p>
              </table:table-cell>
              <table:table-cell office:value-type="float" office:value="125.271872485">
                <text:p>125.271872485</text:p>
              </table:table-cell>
              <table:table-cell office:value-type="float" office:value="125.271872485">
                <text:p>125.271872485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50.543745014">
                <text:p>250.543745014</text:p>
              </table:table-cell>
              <table:table-cell office:value-type="float" office:value="125.271872507">
                <text:p>125.271872507</text:p>
              </table:table-cell>
              <table:table-cell office:value-type="float" office:value="125.271872507">
                <text:p>125.27187250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50.543745047">
                <text:p>250.543745047</text:p>
              </table:table-cell>
              <table:table-cell office:value-type="float" office:value="125.271872524">
                <text:p>125.271872524</text:p>
              </table:table-cell>
              <table:table-cell office:value-type="float" office:value="125.271872524">
                <text:p>125.271872524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50.543745124">
                <text:p>250.543745124</text:p>
              </table:table-cell>
              <table:table-cell office:value-type="float" office:value="125.271872562">
                <text:p>125.271872562</text:p>
              </table:table-cell>
              <table:table-cell office:value-type="float" office:value="125.271872562">
                <text:p>125.27187256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50.543745192">
                <text:p>250.543745192</text:p>
              </table:table-cell>
              <table:table-cell office:value-type="float" office:value="125.271872596">
                <text:p>125.271872596</text:p>
              </table:table-cell>
              <table:table-cell office:value-type="float" office:value="125.271872596">
                <text:p>125.271872596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50.54374528">
                <text:p>250.54374528</text:p>
              </table:table-cell>
              <table:table-cell office:value-type="float" office:value="125.27187264">
                <text:p>125.27187264</text:p>
              </table:table-cell>
              <table:table-cell office:value-type="float" office:value="125.27187264">
                <text:p>125.27187264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50.543745382">
                <text:p>250.543745382</text:p>
              </table:table-cell>
              <table:table-cell office:value-type="float" office:value="125.271872691">
                <text:p>125.271872691</text:p>
              </table:table-cell>
              <table:table-cell office:value-type="float" office:value="125.271872691">
                <text:p>125.27187269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50.54374548">
                <text:p>250.54374548</text:p>
              </table:table-cell>
              <table:table-cell office:value-type="float" office:value="125.27187274">
                <text:p>125.27187274</text:p>
              </table:table-cell>
              <table:table-cell office:value-type="float" office:value="125.27187274">
                <text:p>125.2718727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50.5437456">
                <text:p>250.5437456</text:p>
              </table:table-cell>
              <table:table-cell office:value-type="float" office:value="125.2718728">
                <text:p>125.2718728</text:p>
              </table:table-cell>
              <table:table-cell office:value-type="float" office:value="125.2718728">
                <text:p>125.2718728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50.54374574">
                <text:p>250.54374574</text:p>
              </table:table-cell>
              <table:table-cell office:value-type="float" office:value="125.27187287">
                <text:p>125.27187287</text:p>
              </table:table-cell>
              <table:table-cell office:value-type="float" office:value="125.27187287">
                <text:p>125.27187287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50.543745887">
                <text:p>250.543745887</text:p>
              </table:table-cell>
              <table:table-cell office:value-type="float" office:value="125.271872943">
                <text:p>125.271872943</text:p>
              </table:table-cell>
              <table:table-cell office:value-type="float" office:value="125.271872943">
                <text:p>125.271872943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50.54374603">
                <text:p>250.54374603</text:p>
              </table:table-cell>
              <table:table-cell office:value-type="float" office:value="125.271873015">
                <text:p>125.271873015</text:p>
              </table:table-cell>
              <table:table-cell office:value-type="float" office:value="125.271873015">
                <text:p>125.27187301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65.218707421">
                <text:p>465.218707421</text:p>
              </table:table-cell>
              <table:table-cell office:value-type="float" office:value="232.60935371">
                <text:p>232.60935371</text:p>
              </table:table-cell>
              <table:table-cell office:value-type="float" office:value="232.60935371">
                <text:p>232.609353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